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6.06pt"/>
    </style:style>
    <style:style style:name="co2" style:family="table-column">
      <style:table-column-properties fo:break-before="auto" style:column-width="73.5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results" table:style-name="ta1">
        <table:shapes>
          <draw:frame draw:z-index="0" draw:style-name="gr1" draw:text-style-name="P1" svg:width="453.51pt" svg:height="255.09pt" svg:x="126.26pt" svg:y="2.83pt">
            <loext:p draw:notify-on-update-of-ranges="results.A1:results.A1 results.A2:results.A101 results.B1:results.B1 results.B2:results.B101 results.A1:results.A1 results.A2:results.A101 results.C1:results.C1 results.C2:results.C101 results.A1:results.A1 results.A2:results.A101 results.D1:results.D1 results.D2:results.D101 results.A1:results.A1 results.A2:results.A101 results.E1:results.E1 results.E2:results.E101 results.A1:results.A1 results.A2:results.A101 results.F1:results.F1 results.F2:results.F10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second best</text:p>
          </table:table-cell>
          <table:table-cell office:value-type="string" calcext:value-type="string">
            <text:p>third best</text:p>
          </table:table-cell>
          <table:table-cell office:value-type="string" calcext:value-type="string">
            <text:p>fourth best</text:p>
          </table:table-cell>
          <table:table-cell office:value-type="string" calcext:value-type="string">
            <text:p>fifth bes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76151121605667" calcext:value-type="float">
            <text:p>0.5761511216</text:p>
          </table:table-cell>
          <table:table-cell office:value-type="float" office:value="0.569067296340024" calcext:value-type="float">
            <text:p>0.5690672963</text:p>
          </table:table-cell>
          <table:table-cell office:value-type="float" office:value="0.566706021251476" calcext:value-type="float">
            <text:p>0.5667060213</text:p>
          </table:table-cell>
          <table:table-cell table:number-columns-repeated="2" office:value-type="float" office:value="0.548996458087367" calcext:value-type="float">
            <text:p>0.548996458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80873671782763" calcext:value-type="float">
            <text:p>0.5808736718</text:p>
          </table:table-cell>
          <table:table-cell office:value-type="float" office:value="0.566706021251476" calcext:value-type="float">
            <text:p>0.5667060213</text:p>
          </table:table-cell>
          <table:table-cell office:value-type="float" office:value="0.559622195985832" calcext:value-type="float">
            <text:p>0.559622196</text:p>
          </table:table-cell>
          <table:table-cell office:value-type="float" office:value="0.558441558441558" calcext:value-type="float">
            <text:p>0.5584415584</text:p>
          </table:table-cell>
          <table:table-cell office:value-type="float" office:value="0.554899645808737" calcext:value-type="float">
            <text:p>0.554899645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618654073199528" calcext:value-type="float">
            <text:p>0.6186540732</text:p>
          </table:table-cell>
          <table:table-cell office:value-type="float" office:value="0.585596221959858" calcext:value-type="float">
            <text:p>0.585596222</text:p>
          </table:table-cell>
          <table:table-cell office:value-type="float" office:value="0.565525383707202" calcext:value-type="float">
            <text:p>0.5655253837</text:p>
          </table:table-cell>
          <table:table-cell office:value-type="float" office:value="0.560802833530106" calcext:value-type="float">
            <text:p>0.5608028335</text:p>
          </table:table-cell>
          <table:table-cell office:value-type="float" office:value="0.559622195985832" calcext:value-type="float">
            <text:p>0.55962219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619834710743802" calcext:value-type="float">
            <text:p>0.6198347107</text:p>
          </table:table-cell>
          <table:table-cell office:value-type="float" office:value="0.606847697756789" calcext:value-type="float">
            <text:p>0.6068476978</text:p>
          </table:table-cell>
          <table:table-cell office:value-type="float" office:value="0.584415584415584" calcext:value-type="float">
            <text:p>0.5844155844</text:p>
          </table:table-cell>
          <table:table-cell office:value-type="float" office:value="0.576151121605667" calcext:value-type="float">
            <text:p>0.5761511216</text:p>
          </table:table-cell>
          <table:table-cell office:value-type="float" office:value="0.56198347107438" calcext:value-type="float">
            <text:p>0.561983471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604486422668241" calcext:value-type="float">
            <text:p>0.6044864227</text:p>
          </table:table-cell>
          <table:table-cell office:value-type="float" office:value="0.592680047225502" calcext:value-type="float">
            <text:p>0.5926800472</text:p>
          </table:table-cell>
          <table:table-cell office:value-type="float" office:value="0.563164108618654" calcext:value-type="float">
            <text:p>0.5631641086</text:p>
          </table:table-cell>
          <table:table-cell table:number-columns-repeated="2" office:value-type="float" office:value="0.543093270365998" calcext:value-type="float">
            <text:p>0.543093270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587957497048406" calcext:value-type="float">
            <text:p>0.587957497</text:p>
          </table:table-cell>
          <table:table-cell office:value-type="float" office:value="0.586776859504132" calcext:value-type="float">
            <text:p>0.5867768595</text:p>
          </table:table-cell>
          <table:table-cell office:value-type="float" office:value="0.574970484061393" calcext:value-type="float">
            <text:p>0.5749704841</text:p>
          </table:table-cell>
          <table:table-cell office:value-type="float" office:value="0.556080283353011" calcext:value-type="float">
            <text:p>0.5560802834</text:p>
          </table:table-cell>
          <table:table-cell office:value-type="float" office:value="0.552538370720189" calcext:value-type="float">
            <text:p>0.552538370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61038961038961" calcext:value-type="float">
            <text:p>0.6103896104</text:p>
          </table:table-cell>
          <table:table-cell office:value-type="float" office:value="0.603305785123967" calcext:value-type="float">
            <text:p>0.6033057851</text:p>
          </table:table-cell>
          <table:table-cell office:value-type="float" office:value="0.587957497048406" calcext:value-type="float">
            <text:p>0.587957497</text:p>
          </table:table-cell>
          <table:table-cell office:value-type="float" office:value="0.578512396694215" calcext:value-type="float">
            <text:p>0.5785123967</text:p>
          </table:table-cell>
          <table:table-cell office:value-type="float" office:value="0.569067296340024" calcext:value-type="float">
            <text:p>0.569067296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596221959858324" calcext:value-type="float">
            <text:p>0.5962219599</text:p>
          </table:table-cell>
          <table:table-cell office:value-type="float" office:value="0.552538370720189" calcext:value-type="float">
            <text:p>0.5525383707</text:p>
          </table:table-cell>
          <table:table-cell office:value-type="float" office:value="0.544273907910272" calcext:value-type="float">
            <text:p>0.5442739079</text:p>
          </table:table-cell>
          <table:table-cell office:value-type="float" office:value="0.541912632821724" calcext:value-type="float">
            <text:p>0.5419126328</text:p>
          </table:table-cell>
          <table:table-cell office:value-type="float" office:value="0.536009445100354" calcext:value-type="float">
            <text:p>0.536009445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61038961038961" calcext:value-type="float">
            <text:p>0.6103896104</text:p>
          </table:table-cell>
          <table:table-cell office:value-type="float" office:value="0.574970484061393" calcext:value-type="float">
            <text:p>0.5749704841</text:p>
          </table:table-cell>
          <table:table-cell office:value-type="float" office:value="0.571428571428571" calcext:value-type="float">
            <text:p>0.5714285714</text:p>
          </table:table-cell>
          <table:table-cell office:value-type="float" office:value="0.569067296340024" calcext:value-type="float">
            <text:p>0.5690672963</text:p>
          </table:table-cell>
          <table:table-cell office:value-type="float" office:value="0.563164108618654" calcext:value-type="float">
            <text:p>0.563164108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585596221959858" calcext:value-type="float">
            <text:p>0.585596222</text:p>
          </table:table-cell>
          <table:table-cell office:value-type="float" office:value="0.578512396694215" calcext:value-type="float">
            <text:p>0.5785123967</text:p>
          </table:table-cell>
          <table:table-cell office:value-type="float" office:value="0.574970484061393" calcext:value-type="float">
            <text:p>0.5749704841</text:p>
          </table:table-cell>
          <table:table-cell office:value-type="float" office:value="0.551357733175915" calcext:value-type="float">
            <text:p>0.5513577332</text:p>
          </table:table-cell>
          <table:table-cell office:value-type="float" office:value="0.547815820543093" calcext:value-type="float">
            <text:p>0.547815820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580873671782763" calcext:value-type="float">
            <text:p>0.5808736718</text:p>
          </table:table-cell>
          <table:table-cell office:value-type="float" office:value="0.557260920897285" calcext:value-type="float">
            <text:p>0.5572609209</text:p>
          </table:table-cell>
          <table:table-cell office:value-type="float" office:value="0.552538370720189" calcext:value-type="float">
            <text:p>0.5525383707</text:p>
          </table:table-cell>
          <table:table-cell office:value-type="float" office:value="0.551357733175915" calcext:value-type="float">
            <text:p>0.5513577332</text:p>
          </table:table-cell>
          <table:table-cell office:value-type="float" office:value="0.546635182998819" calcext:value-type="float">
            <text:p>0.54663518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623376623376623" calcext:value-type="float">
            <text:p>0.6233766234</text:p>
          </table:table-cell>
          <table:table-cell office:value-type="float" office:value="0.602125147579693" calcext:value-type="float">
            <text:p>0.6021251476</text:p>
          </table:table-cell>
          <table:table-cell office:value-type="float" office:value="0.573789846517119" calcext:value-type="float">
            <text:p>0.5737898465</text:p>
          </table:table-cell>
          <table:table-cell office:value-type="float" office:value="0.560802833530106" calcext:value-type="float">
            <text:p>0.5608028335</text:p>
          </table:table-cell>
          <table:table-cell office:value-type="float" office:value="0.559622195985832" calcext:value-type="float">
            <text:p>0.55962219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604486422668241" calcext:value-type="float">
            <text:p>0.6044864227</text:p>
          </table:table-cell>
          <table:table-cell office:value-type="float" office:value="0.58913813459268" calcext:value-type="float">
            <text:p>0.5891381346</text:p>
          </table:table-cell>
          <table:table-cell office:value-type="float" office:value="0.559622195985832" calcext:value-type="float">
            <text:p>0.559622196</text:p>
          </table:table-cell>
          <table:table-cell office:value-type="float" office:value="0.556080283353011" calcext:value-type="float">
            <text:p>0.5560802834</text:p>
          </table:table-cell>
          <table:table-cell office:value-type="float" office:value="0.548996458087367" calcext:value-type="float">
            <text:p>0.548996458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612750885478158" calcext:value-type="float">
            <text:p>0.6127508855</text:p>
          </table:table-cell>
          <table:table-cell office:value-type="float" office:value="0.587957497048406" calcext:value-type="float">
            <text:p>0.587957497</text:p>
          </table:table-cell>
          <table:table-cell office:value-type="float" office:value="0.579693034238489" calcext:value-type="float">
            <text:p>0.5796930342</text:p>
          </table:table-cell>
          <table:table-cell office:value-type="float" office:value="0.572609208972845" calcext:value-type="float">
            <text:p>0.572609209</text:p>
          </table:table-cell>
          <table:table-cell office:value-type="float" office:value="0.548996458087367" calcext:value-type="float">
            <text:p>0.548996458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592680047225502" calcext:value-type="float">
            <text:p>0.5926800472</text:p>
          </table:table-cell>
          <table:table-cell office:value-type="float" office:value="0.577331759149941" calcext:value-type="float">
            <text:p>0.5773317591</text:p>
          </table:table-cell>
          <table:table-cell office:value-type="float" office:value="0.576151121605667" calcext:value-type="float">
            <text:p>0.5761511216</text:p>
          </table:table-cell>
          <table:table-cell office:value-type="float" office:value="0.556080283353011" calcext:value-type="float">
            <text:p>0.5560802834</text:p>
          </table:table-cell>
          <table:table-cell office:value-type="float" office:value="0.553719008264463" calcext:value-type="float">
            <text:p>0.553719008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596221959858324" calcext:value-type="float">
            <text:p>0.5962219599</text:p>
          </table:table-cell>
          <table:table-cell office:value-type="float" office:value="0.585596221959858" calcext:value-type="float">
            <text:p>0.585596222</text:p>
          </table:table-cell>
          <table:table-cell office:value-type="float" office:value="0.573789846517119" calcext:value-type="float">
            <text:p>0.5737898465</text:p>
          </table:table-cell>
          <table:table-cell office:value-type="float" office:value="0.559622195985832" calcext:value-type="float">
            <text:p>0.559622196</text:p>
          </table:table-cell>
          <table:table-cell office:value-type="float" office:value="0.538370720188902" calcext:value-type="float">
            <text:p>0.538370720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599763872491145" calcext:value-type="float">
            <text:p>0.5997638725</text:p>
          </table:table-cell>
          <table:table-cell office:value-type="float" office:value="0.579693034238489" calcext:value-type="float">
            <text:p>0.5796930342</text:p>
          </table:table-cell>
          <table:table-cell table:number-columns-repeated="2" office:value-type="float" office:value="0.551357733175915" calcext:value-type="float">
            <text:p>0.5513577332</text:p>
          </table:table-cell>
          <table:table-cell office:value-type="float" office:value="0.544273907910272" calcext:value-type="float">
            <text:p>0.544273907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612750885478158" calcext:value-type="float">
            <text:p>0.6127508855</text:p>
          </table:table-cell>
          <table:table-cell office:value-type="float" office:value="0.577331759149941" calcext:value-type="float">
            <text:p>0.5773317591</text:p>
          </table:table-cell>
          <table:table-cell office:value-type="float" office:value="0.565525383707202" calcext:value-type="float">
            <text:p>0.5655253837</text:p>
          </table:table-cell>
          <table:table-cell office:value-type="float" office:value="0.557260920897285" calcext:value-type="float">
            <text:p>0.5572609209</text:p>
          </table:table-cell>
          <table:table-cell office:value-type="float" office:value="0.553719008264463" calcext:value-type="float">
            <text:p>0.553719008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586776859504132" calcext:value-type="float">
            <text:p>0.5867768595</text:p>
          </table:table-cell>
          <table:table-cell office:value-type="float" office:value="0.582054309327037" calcext:value-type="float">
            <text:p>0.5820543093</text:p>
          </table:table-cell>
          <table:table-cell office:value-type="float" office:value="0.559622195985832" calcext:value-type="float">
            <text:p>0.559622196</text:p>
          </table:table-cell>
          <table:table-cell office:value-type="float" office:value="0.558441558441558" calcext:value-type="float">
            <text:p>0.5584415584</text:p>
          </table:table-cell>
          <table:table-cell office:value-type="float" office:value="0.553719008264463" calcext:value-type="float">
            <text:p>0.553719008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618654073199528" calcext:value-type="float">
            <text:p>0.6186540732</text:p>
          </table:table-cell>
          <table:table-cell office:value-type="float" office:value="0.56788665879575" calcext:value-type="float">
            <text:p>0.5678866588</text:p>
          </table:table-cell>
          <table:table-cell office:value-type="float" office:value="0.56198347107438" calcext:value-type="float">
            <text:p>0.5619834711</text:p>
          </table:table-cell>
          <table:table-cell table:number-columns-repeated="2" office:value-type="float" office:value="0.557260920897285" calcext:value-type="float">
            <text:p>0.557260920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0.604486422668241" calcext:value-type="float">
            <text:p>0.6044864227</text:p>
          </table:table-cell>
          <table:table-cell office:value-type="float" office:value="0.58323494687131" calcext:value-type="float">
            <text:p>0.5832349469</text:p>
          </table:table-cell>
          <table:table-cell office:value-type="float" office:value="0.579693034238489" calcext:value-type="float">
            <text:p>0.5796930342</text:p>
          </table:table-cell>
          <table:table-cell office:value-type="float" office:value="0.552538370720189" calcext:value-type="float">
            <text:p>0.552538370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61629279811098" calcext:value-type="float">
            <text:p>0.6162927981</text:p>
          </table:table-cell>
          <table:table-cell office:value-type="float" office:value="0.587957497048406" calcext:value-type="float">
            <text:p>0.587957497</text:p>
          </table:table-cell>
          <table:table-cell office:value-type="float" office:value="0.58323494687131" calcext:value-type="float">
            <text:p>0.5832349469</text:p>
          </table:table-cell>
          <table:table-cell office:value-type="float" office:value="0.574970484061393" calcext:value-type="float">
            <text:p>0.5749704841</text:p>
          </table:table-cell>
          <table:table-cell office:value-type="float" office:value="0.566706021251476" calcext:value-type="float">
            <text:p>0.566706021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578512396694215" calcext:value-type="float">
            <text:p>0.5785123967</text:p>
          </table:table-cell>
          <table:table-cell office:value-type="float" office:value="0.548996458087367" calcext:value-type="float">
            <text:p>0.5489964581</text:p>
          </table:table-cell>
          <table:table-cell office:value-type="float" office:value="0.545454545454545" calcext:value-type="float">
            <text:p>0.5454545455</text:p>
          </table:table-cell>
          <table:table-cell office:value-type="float" office:value="0.541912632821724" calcext:value-type="float">
            <text:p>0.5419126328</text:p>
          </table:table-cell>
          <table:table-cell office:value-type="float" office:value="0.539551357733176" calcext:value-type="float">
            <text:p>0.539551357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639905548996458" calcext:value-type="float">
            <text:p>0.639905549</text:p>
          </table:table-cell>
          <table:table-cell office:value-type="float" office:value="0.631641086186541" calcext:value-type="float">
            <text:p>0.6316410862</text:p>
          </table:table-cell>
          <table:table-cell office:value-type="float" office:value="0.584415584415584" calcext:value-type="float">
            <text:p>0.5844155844</text:p>
          </table:table-cell>
          <table:table-cell table:number-columns-repeated="2" office:value-type="float" office:value="0.556080283353011" calcext:value-type="float">
            <text:p>0.556080283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641086186540732" calcext:value-type="float">
            <text:p>0.6410861865</text:p>
          </table:table-cell>
          <table:table-cell office:value-type="float" office:value="0.609208972845337" calcext:value-type="float">
            <text:p>0.6092089728</text:p>
          </table:table-cell>
          <table:table-cell office:value-type="float" office:value="0.557260920897285" calcext:value-type="float">
            <text:p>0.5572609209</text:p>
          </table:table-cell>
          <table:table-cell office:value-type="float" office:value="0.551357733175915" calcext:value-type="float">
            <text:p>0.5513577332</text:p>
          </table:table-cell>
          <table:table-cell office:value-type="float" office:value="0.547815820543093" calcext:value-type="float">
            <text:p>0.547815820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613931523022432" calcext:value-type="float">
            <text:p>0.613931523</text:p>
          </table:table-cell>
          <table:table-cell office:value-type="float" office:value="0.587957497048406" calcext:value-type="float">
            <text:p>0.587957497</text:p>
          </table:table-cell>
          <table:table-cell office:value-type="float" office:value="0.576151121605667" calcext:value-type="float">
            <text:p>0.5761511216</text:p>
          </table:table-cell>
          <table:table-cell office:value-type="float" office:value="0.545454545454545" calcext:value-type="float">
            <text:p>0.5454545455</text:p>
          </table:table-cell>
          <table:table-cell office:value-type="float" office:value="0.538370720188902" calcext:value-type="float">
            <text:p>0.538370720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603305785123967" calcext:value-type="float">
            <text:p>0.6033057851</text:p>
          </table:table-cell>
          <table:table-cell office:value-type="float" office:value="0.576151121605667" calcext:value-type="float">
            <text:p>0.5761511216</text:p>
          </table:table-cell>
          <table:table-cell office:value-type="float" office:value="0.574970484061393" calcext:value-type="float">
            <text:p>0.5749704841</text:p>
          </table:table-cell>
          <table:table-cell office:value-type="float" office:value="0.56198347107438" calcext:value-type="float">
            <text:p>0.5619834711</text:p>
          </table:table-cell>
          <table:table-cell office:value-type="float" office:value="0.54073199527745" calcext:value-type="float">
            <text:p>0.540731995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569067296340024" calcext:value-type="float">
            <text:p>0.5690672963</text:p>
          </table:table-cell>
          <table:table-cell office:value-type="float" office:value="0.53482880755608" calcext:value-type="float">
            <text:p>0.5348288076</text:p>
          </table:table-cell>
          <table:table-cell table:number-columns-repeated="3" office:value-type="float" office:value="0.532467532467532" calcext:value-type="float">
            <text:p>0.532467532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546635182998819" calcext:value-type="float">
            <text:p>0.546635183</text:p>
          </table:table-cell>
          <table:table-cell office:value-type="float" office:value="0.545454545454545" calcext:value-type="float">
            <text:p>0.5454545455</text:p>
          </table:table-cell>
          <table:table-cell office:value-type="float" office:value="0.543093270365998" calcext:value-type="float">
            <text:p>0.5430932704</text:p>
          </table:table-cell>
          <table:table-cell office:value-type="float" office:value="0.533648170011806" calcext:value-type="float">
            <text:p>0.53364817</text:p>
          </table:table-cell>
          <table:table-cell office:value-type="float" office:value="0.532467532467532" calcext:value-type="float">
            <text:p>0.532467532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641086186540732" calcext:value-type="float">
            <text:p>0.6410861865</text:p>
          </table:table-cell>
          <table:table-cell office:value-type="float" office:value="0.604486422668241" calcext:value-type="float">
            <text:p>0.6044864227</text:p>
          </table:table-cell>
          <table:table-cell office:value-type="float" office:value="0.598583234946871" calcext:value-type="float">
            <text:p>0.5985832349</text:p>
          </table:table-cell>
          <table:table-cell office:value-type="float" office:value="0.587957497048406" calcext:value-type="float">
            <text:p>0.587957497</text:p>
          </table:table-cell>
          <table:table-cell office:value-type="float" office:value="0.553719008264463" calcext:value-type="float">
            <text:p>0.553719008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598583234946871" calcext:value-type="float">
            <text:p>0.5985832349</text:p>
          </table:table-cell>
          <table:table-cell office:value-type="float" office:value="0.597402597402597" calcext:value-type="float">
            <text:p>0.5974025974</text:p>
          </table:table-cell>
          <table:table-cell office:value-type="float" office:value="0.570247933884297" calcext:value-type="float">
            <text:p>0.5702479339</text:p>
          </table:table-cell>
          <table:table-cell office:value-type="float" office:value="0.566706021251476" calcext:value-type="float">
            <text:p>0.5667060213</text:p>
          </table:table-cell>
          <table:table-cell office:value-type="float" office:value="0.565525383707202" calcext:value-type="float">
            <text:p>0.565525383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580873671782763" calcext:value-type="float">
            <text:p>0.5808736718</text:p>
          </table:table-cell>
          <table:table-cell office:value-type="float" office:value="0.572609208972845" calcext:value-type="float">
            <text:p>0.572609209</text:p>
          </table:table-cell>
          <table:table-cell office:value-type="float" office:value="0.566706021251476" calcext:value-type="float">
            <text:p>0.5667060213</text:p>
          </table:table-cell>
          <table:table-cell office:value-type="float" office:value="0.565525383707202" calcext:value-type="float">
            <text:p>0.5655253837</text:p>
          </table:table-cell>
          <table:table-cell office:value-type="float" office:value="0.56198347107438" calcext:value-type="float">
            <text:p>0.561983471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609208972845337" calcext:value-type="float">
            <text:p>0.6092089728</text:p>
          </table:table-cell>
          <table:table-cell office:value-type="float" office:value="0.591499409681228" calcext:value-type="float">
            <text:p>0.5914994097</text:p>
          </table:table-cell>
          <table:table-cell table:number-columns-repeated="2" office:value-type="float" office:value="0.585596221959858" calcext:value-type="float">
            <text:p>0.585596222</text:p>
          </table:table-cell>
          <table:table-cell office:value-type="float" office:value="0.580873671782763" calcext:value-type="float">
            <text:p>0.580873671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590318772136954" calcext:value-type="float">
            <text:p>0.5903187721</text:p>
          </table:table-cell>
          <table:table-cell office:value-type="float" office:value="0.579693034238489" calcext:value-type="float">
            <text:p>0.5796930342</text:p>
          </table:table-cell>
          <table:table-cell office:value-type="float" office:value="0.573789846517119" calcext:value-type="float">
            <text:p>0.5737898465</text:p>
          </table:table-cell>
          <table:table-cell office:value-type="float" office:value="0.551357733175915" calcext:value-type="float">
            <text:p>0.5513577332</text:p>
          </table:table-cell>
          <table:table-cell office:value-type="float" office:value="0.54073199527745" calcext:value-type="float">
            <text:p>0.540731995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611570247933884" calcext:value-type="float">
            <text:p>0.6115702479</text:p>
          </table:table-cell>
          <table:table-cell office:value-type="float" office:value="0.570247933884297" calcext:value-type="float">
            <text:p>0.5702479339</text:p>
          </table:table-cell>
          <table:table-cell office:value-type="float" office:value="0.566706021251476" calcext:value-type="float">
            <text:p>0.5667060213</text:p>
          </table:table-cell>
          <table:table-cell office:value-type="float" office:value="0.538370720188902" calcext:value-type="float">
            <text:p>0.5383707202</text:p>
          </table:table-cell>
          <table:table-cell office:value-type="float" office:value="0.53482880755608" calcext:value-type="float">
            <text:p>0.534828807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586776859504132" calcext:value-type="float">
            <text:p>0.5867768595</text:p>
          </table:table-cell>
          <table:table-cell office:value-type="float" office:value="0.574970484061393" calcext:value-type="float">
            <text:p>0.5749704841</text:p>
          </table:table-cell>
          <table:table-cell office:value-type="float" office:value="0.554899645808737" calcext:value-type="float">
            <text:p>0.5548996458</text:p>
          </table:table-cell>
          <table:table-cell office:value-type="float" office:value="0.551357733175915" calcext:value-type="float">
            <text:p>0.5513577332</text:p>
          </table:table-cell>
          <table:table-cell office:value-type="float" office:value="0.550177095631641" calcext:value-type="float">
            <text:p>0.550177095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58913813459268" calcext:value-type="float">
            <text:p>0.5891381346</text:p>
          </table:table-cell>
          <table:table-cell office:value-type="float" office:value="0.587957497048406" calcext:value-type="float">
            <text:p>0.587957497</text:p>
          </table:table-cell>
          <table:table-cell office:value-type="float" office:value="0.571428571428571" calcext:value-type="float">
            <text:p>0.5714285714</text:p>
          </table:table-cell>
          <table:table-cell office:value-type="float" office:value="0.560802833530106" calcext:value-type="float">
            <text:p>0.5608028335</text:p>
          </table:table-cell>
          <table:table-cell office:value-type="float" office:value="0.553719008264463" calcext:value-type="float">
            <text:p>0.553719008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574970484061393" calcext:value-type="float">
            <text:p>0.5749704841</text:p>
          </table:table-cell>
          <table:table-cell office:value-type="float" office:value="0.573789846517119" calcext:value-type="float">
            <text:p>0.5737898465</text:p>
          </table:table-cell>
          <table:table-cell office:value-type="float" office:value="0.56788665879575" calcext:value-type="float">
            <text:p>0.5678866588</text:p>
          </table:table-cell>
          <table:table-cell office:value-type="float" office:value="0.565525383707202" calcext:value-type="float">
            <text:p>0.5655253837</text:p>
          </table:table-cell>
          <table:table-cell office:value-type="float" office:value="0.556080283353011" calcext:value-type="float">
            <text:p>0.556080283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591499409681228" calcext:value-type="float">
            <text:p>0.5914994097</text:p>
          </table:table-cell>
          <table:table-cell office:value-type="float" office:value="0.58913813459268" calcext:value-type="float">
            <text:p>0.5891381346</text:p>
          </table:table-cell>
          <table:table-cell office:value-type="float" office:value="0.569067296340024" calcext:value-type="float">
            <text:p>0.5690672963</text:p>
          </table:table-cell>
          <table:table-cell table:number-columns-repeated="2" office:value-type="float" office:value="0.532467532467532" calcext:value-type="float">
            <text:p>0.532467532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606847697756789" calcext:value-type="float">
            <text:p>0.6068476978</text:p>
          </table:table-cell>
          <table:table-cell office:value-type="float" office:value="0.602125147579693" calcext:value-type="float">
            <text:p>0.6021251476</text:p>
          </table:table-cell>
          <table:table-cell office:value-type="float" office:value="0.59504132231405" calcext:value-type="float">
            <text:p>0.5950413223</text:p>
          </table:table-cell>
          <table:table-cell office:value-type="float" office:value="0.579693034238489" calcext:value-type="float">
            <text:p>0.5796930342</text:p>
          </table:table-cell>
          <table:table-cell office:value-type="float" office:value="0.576151121605667" calcext:value-type="float">
            <text:p>0.576151121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644628099173554" calcext:value-type="float">
            <text:p>0.6446280992</text:p>
          </table:table-cell>
          <table:table-cell office:value-type="float" office:value="0.625737898465171" calcext:value-type="float">
            <text:p>0.6257378985</text:p>
          </table:table-cell>
          <table:table-cell office:value-type="float" office:value="0.615112160566706" calcext:value-type="float">
            <text:p>0.6151121606</text:p>
          </table:table-cell>
          <table:table-cell office:value-type="float" office:value="0.602125147579693" calcext:value-type="float">
            <text:p>0.6021251476</text:p>
          </table:table-cell>
          <table:table-cell office:value-type="float" office:value="0.593860684769776" calcext:value-type="float">
            <text:p>0.593860684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617473435655254" calcext:value-type="float">
            <text:p>0.6174734357</text:p>
          </table:table-cell>
          <table:table-cell office:value-type="float" office:value="0.605667060212515" calcext:value-type="float">
            <text:p>0.6056670602</text:p>
          </table:table-cell>
          <table:table-cell office:value-type="float" office:value="0.592680047225502" calcext:value-type="float">
            <text:p>0.5926800472</text:p>
          </table:table-cell>
          <table:table-cell office:value-type="float" office:value="0.58323494687131" calcext:value-type="float">
            <text:p>0.5832349469</text:p>
          </table:table-cell>
          <table:table-cell office:value-type="float" office:value="0.574970484061393" calcext:value-type="float">
            <text:p>0.574970484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638724911452184" calcext:value-type="float">
            <text:p>0.6387249115</text:p>
          </table:table-cell>
          <table:table-cell office:value-type="float" office:value="0.604486422668241" calcext:value-type="float">
            <text:p>0.6044864227</text:p>
          </table:table-cell>
          <table:table-cell office:value-type="float" office:value="0.598583234946871" calcext:value-type="float">
            <text:p>0.5985832349</text:p>
          </table:table-cell>
          <table:table-cell office:value-type="float" office:value="0.586776859504132" calcext:value-type="float">
            <text:p>0.5867768595</text:p>
          </table:table-cell>
          <table:table-cell office:value-type="float" office:value="0.585596221959858" calcext:value-type="float">
            <text:p>0.58559622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602125147579693" calcext:value-type="float">
            <text:p>0.6021251476</text:p>
          </table:table-cell>
          <table:table-cell office:value-type="float" office:value="0.573789846517119" calcext:value-type="float">
            <text:p>0.5737898465</text:p>
          </table:table-cell>
          <table:table-cell office:value-type="float" office:value="0.564344746162928" calcext:value-type="float">
            <text:p>0.5643447462</text:p>
          </table:table-cell>
          <table:table-cell office:value-type="float" office:value="0.553719008264463" calcext:value-type="float">
            <text:p>0.5537190083</text:p>
          </table:table-cell>
          <table:table-cell office:value-type="float" office:value="0.551357733175915" calcext:value-type="float">
            <text:p>0.551357733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625737898465171" calcext:value-type="float">
            <text:p>0.6257378985</text:p>
          </table:table-cell>
          <table:table-cell office:value-type="float" office:value="0.623376623376623" calcext:value-type="float">
            <text:p>0.6233766234</text:p>
          </table:table-cell>
          <table:table-cell office:value-type="float" office:value="0.617473435655254" calcext:value-type="float">
            <text:p>0.6174734357</text:p>
          </table:table-cell>
          <table:table-cell office:value-type="float" office:value="0.611570247933884" calcext:value-type="float">
            <text:p>0.6115702479</text:p>
          </table:table-cell>
          <table:table-cell office:value-type="float" office:value="0.605667060212515" calcext:value-type="float">
            <text:p>0.605667060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604486422668241" calcext:value-type="float">
            <text:p>0.6044864227</text:p>
          </table:table-cell>
          <table:table-cell office:value-type="float" office:value="0.582054309327037" calcext:value-type="float">
            <text:p>0.5820543093</text:p>
          </table:table-cell>
          <table:table-cell office:value-type="float" office:value="0.572609208972845" calcext:value-type="float">
            <text:p>0.572609209</text:p>
          </table:table-cell>
          <table:table-cell office:value-type="float" office:value="0.560802833530106" calcext:value-type="float">
            <text:p>0.5608028335</text:p>
          </table:table-cell>
          <table:table-cell office:value-type="float" office:value="0.544273907910272" calcext:value-type="float">
            <text:p>0.5442739079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629279811097993" calcext:value-type="float">
            <text:p>0.6292798111</text:p>
          </table:table-cell>
          <table:table-cell office:value-type="float" office:value="0.602125147579693" calcext:value-type="float">
            <text:p>0.6021251476</text:p>
          </table:table-cell>
          <table:table-cell office:value-type="float" office:value="0.566706021251476" calcext:value-type="float">
            <text:p>0.5667060213</text:p>
          </table:table-cell>
          <table:table-cell office:value-type="float" office:value="0.556080283353011" calcext:value-type="float">
            <text:p>0.5560802834</text:p>
          </table:table-cell>
          <table:table-cell office:value-type="float" office:value="0.54073199527745" calcext:value-type="float">
            <text:p>0.540731995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600944510035419" calcext:value-type="float">
            <text:p>0.60094451</text:p>
          </table:table-cell>
          <table:table-cell office:value-type="float" office:value="0.591499409681228" calcext:value-type="float">
            <text:p>0.5914994097</text:p>
          </table:table-cell>
          <table:table-cell office:value-type="float" office:value="0.582054309327037" calcext:value-type="float">
            <text:p>0.5820543093</text:p>
          </table:table-cell>
          <table:table-cell office:value-type="float" office:value="0.573789846517119" calcext:value-type="float">
            <text:p>0.5737898465</text:p>
          </table:table-cell>
          <table:table-cell office:value-type="float" office:value="0.572609208972845" calcext:value-type="float">
            <text:p>0.57260920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624557260920897" calcext:value-type="float">
            <text:p>0.6245572609</text:p>
          </table:table-cell>
          <table:table-cell office:value-type="float" office:value="0.618654073199528" calcext:value-type="float">
            <text:p>0.6186540732</text:p>
          </table:table-cell>
          <table:table-cell office:value-type="float" office:value="0.597402597402597" calcext:value-type="float">
            <text:p>0.5974025974</text:p>
          </table:table-cell>
          <table:table-cell office:value-type="float" office:value="0.58913813459268" calcext:value-type="float">
            <text:p>0.5891381346</text:p>
          </table:table-cell>
          <table:table-cell office:value-type="float" office:value="0.578512396694215" calcext:value-type="float">
            <text:p>0.5785123967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597402597402597" calcext:value-type="float">
            <text:p>0.5974025974</text:p>
          </table:table-cell>
          <table:table-cell office:value-type="float" office:value="0.570247933884297" calcext:value-type="float">
            <text:p>0.5702479339</text:p>
          </table:table-cell>
          <table:table-cell office:value-type="float" office:value="0.565525383707202" calcext:value-type="float">
            <text:p>0.5655253837</text:p>
          </table:table-cell>
          <table:table-cell office:value-type="float" office:value="0.559622195985832" calcext:value-type="float">
            <text:p>0.559622196</text:p>
          </table:table-cell>
          <table:table-cell office:value-type="float" office:value="0.546635182998819" calcext:value-type="float">
            <text:p>0.54663518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599763872491145" calcext:value-type="float">
            <text:p>0.5997638725</text:p>
          </table:table-cell>
          <table:table-cell office:value-type="float" office:value="0.571428571428571" calcext:value-type="float">
            <text:p>0.5714285714</text:p>
          </table:table-cell>
          <table:table-cell office:value-type="float" office:value="0.569067296340024" calcext:value-type="float">
            <text:p>0.5690672963</text:p>
          </table:table-cell>
          <table:table-cell office:value-type="float" office:value="0.558441558441558" calcext:value-type="float">
            <text:p>0.5584415584</text:p>
          </table:table-cell>
          <table:table-cell office:value-type="float" office:value="0.553719008264463" calcext:value-type="float">
            <text:p>0.5537190083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590318772136954" calcext:value-type="float">
            <text:p>0.5903187721</text:p>
          </table:table-cell>
          <table:table-cell office:value-type="float" office:value="0.587957497048406" calcext:value-type="float">
            <text:p>0.587957497</text:p>
          </table:table-cell>
          <table:table-cell table:number-columns-repeated="2" office:value-type="float" office:value="0.571428571428571" calcext:value-type="float">
            <text:p>0.5714285714</text:p>
          </table:table-cell>
          <table:table-cell office:value-type="float" office:value="0.56788665879575" calcext:value-type="float">
            <text:p>0.5678866588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569067296340024" calcext:value-type="float">
            <text:p>0.5690672963</text:p>
          </table:table-cell>
          <table:table-cell office:value-type="float" office:value="0.56198347107438" calcext:value-type="float">
            <text:p>0.5619834711</text:p>
          </table:table-cell>
          <table:table-cell table:number-columns-repeated="2" office:value-type="float" office:value="0.557260920897285" calcext:value-type="float">
            <text:p>0.5572609209</text:p>
          </table:table-cell>
          <table:table-cell office:value-type="float" office:value="0.538370720188902" calcext:value-type="float">
            <text:p>0.538370720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609208972845337" calcext:value-type="float">
            <text:p>0.6092089728</text:p>
          </table:table-cell>
          <table:table-cell office:value-type="float" office:value="0.551357733175915" calcext:value-type="float">
            <text:p>0.5513577332</text:p>
          </table:table-cell>
          <table:table-cell office:value-type="float" office:value="0.548996458087367" calcext:value-type="float">
            <text:p>0.5489964581</text:p>
          </table:table-cell>
          <table:table-cell table:number-columns-repeated="2" office:value-type="float" office:value="0.546635182998819" calcext:value-type="float">
            <text:p>0.54663518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585596221959858" calcext:value-type="float">
            <text:p>0.585596222</text:p>
          </table:table-cell>
          <table:table-cell office:value-type="float" office:value="0.580873671782763" calcext:value-type="float">
            <text:p>0.5808736718</text:p>
          </table:table-cell>
          <table:table-cell office:value-type="float" office:value="0.566706021251476" calcext:value-type="float">
            <text:p>0.5667060213</text:p>
          </table:table-cell>
          <table:table-cell office:value-type="float" office:value="0.563164108618654" calcext:value-type="float">
            <text:p>0.5631641086</text:p>
          </table:table-cell>
          <table:table-cell office:value-type="float" office:value="0.56198347107438" calcext:value-type="float">
            <text:p>0.561983471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629279811097993" calcext:value-type="float">
            <text:p>0.6292798111</text:p>
          </table:table-cell>
          <table:table-cell office:value-type="float" office:value="0.608028335301063" calcext:value-type="float">
            <text:p>0.6080283353</text:p>
          </table:table-cell>
          <table:table-cell office:value-type="float" office:value="0.580873671782763" calcext:value-type="float">
            <text:p>0.5808736718</text:p>
          </table:table-cell>
          <table:table-cell office:value-type="float" office:value="0.573789846517119" calcext:value-type="float">
            <text:p>0.5737898465</text:p>
          </table:table-cell>
          <table:table-cell office:value-type="float" office:value="0.565525383707202" calcext:value-type="float">
            <text:p>0.5655253837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602125147579693" calcext:value-type="float">
            <text:p>0.6021251476</text:p>
          </table:table-cell>
          <table:table-cell office:value-type="float" office:value="0.584415584415584" calcext:value-type="float">
            <text:p>0.5844155844</text:p>
          </table:table-cell>
          <table:table-cell office:value-type="float" office:value="0.578512396694215" calcext:value-type="float">
            <text:p>0.5785123967</text:p>
          </table:table-cell>
          <table:table-cell office:value-type="float" office:value="0.572609208972845" calcext:value-type="float">
            <text:p>0.572609209</text:p>
          </table:table-cell>
          <table:table-cell office:value-type="float" office:value="0.566706021251476" calcext:value-type="float">
            <text:p>0.5667060213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580873671782763" calcext:value-type="float">
            <text:p>0.5808736718</text:p>
          </table:table-cell>
          <table:table-cell table:number-columns-repeated="2" office:value-type="float" office:value="0.566706021251476" calcext:value-type="float">
            <text:p>0.5667060213</text:p>
          </table:table-cell>
          <table:table-cell table:number-columns-repeated="2" office:value-type="float" office:value="0.56198347107438" calcext:value-type="float">
            <text:p>0.561983471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574970484061393" calcext:value-type="float">
            <text:p>0.5749704841</text:p>
          </table:table-cell>
          <table:table-cell office:value-type="float" office:value="0.556080283353011" calcext:value-type="float">
            <text:p>0.5560802834</text:p>
          </table:table-cell>
          <table:table-cell office:value-type="float" office:value="0.538370720188902" calcext:value-type="float">
            <text:p>0.5383707202</text:p>
          </table:table-cell>
          <table:table-cell office:value-type="float" office:value="0.533648170011806" calcext:value-type="float">
            <text:p>0.53364817</text:p>
          </table:table-cell>
          <table:table-cell office:value-type="float" office:value="0.532467532467532" calcext:value-type="float">
            <text:p>0.532467532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2" office:value-type="float" office:value="0.577331759149941" calcext:value-type="float">
            <text:p>0.5773317591</text:p>
          </table:table-cell>
          <table:table-cell office:value-type="float" office:value="0.544273907910272" calcext:value-type="float">
            <text:p>0.5442739079</text:p>
          </table:table-cell>
          <table:table-cell table:number-columns-repeated="2" office:value-type="float" office:value="0.536009445100354" calcext:value-type="float">
            <text:p>0.536009445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602125147579693" calcext:value-type="float">
            <text:p>0.6021251476</text:p>
          </table:table-cell>
          <table:table-cell office:value-type="float" office:value="0.576151121605667" calcext:value-type="float">
            <text:p>0.5761511216</text:p>
          </table:table-cell>
          <table:table-cell office:value-type="float" office:value="0.566706021251476" calcext:value-type="float">
            <text:p>0.5667060213</text:p>
          </table:table-cell>
          <table:table-cell table:number-columns-repeated="2" office:value-type="float" office:value="0.548996458087367" calcext:value-type="float">
            <text:p>0.548996458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597402597402597" calcext:value-type="float">
            <text:p>0.5974025974</text:p>
          </table:table-cell>
          <table:table-cell office:value-type="float" office:value="0.584415584415584" calcext:value-type="float">
            <text:p>0.5844155844</text:p>
          </table:table-cell>
          <table:table-cell office:value-type="float" office:value="0.556080283353011" calcext:value-type="float">
            <text:p>0.5560802834</text:p>
          </table:table-cell>
          <table:table-cell office:value-type="float" office:value="0.554899645808737" calcext:value-type="float">
            <text:p>0.5548996458</text:p>
          </table:table-cell>
          <table:table-cell office:value-type="float" office:value="0.544273907910272" calcext:value-type="float">
            <text:p>0.5442739079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617473435655254" calcext:value-type="float">
            <text:p>0.6174734357</text:p>
          </table:table-cell>
          <table:table-cell office:value-type="float" office:value="0.608028335301063" calcext:value-type="float">
            <text:p>0.6080283353</text:p>
          </table:table-cell>
          <table:table-cell office:value-type="float" office:value="0.56198347107438" calcext:value-type="float">
            <text:p>0.5619834711</text:p>
          </table:table-cell>
          <table:table-cell office:value-type="float" office:value="0.558441558441558" calcext:value-type="float">
            <text:p>0.5584415584</text:p>
          </table:table-cell>
          <table:table-cell office:value-type="float" office:value="0.554899645808737" calcext:value-type="float">
            <text:p>0.5548996458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584415584415584" calcext:value-type="float">
            <text:p>0.5844155844</text:p>
          </table:table-cell>
          <table:table-cell office:value-type="float" office:value="0.563164108618654" calcext:value-type="float">
            <text:p>0.5631641086</text:p>
          </table:table-cell>
          <table:table-cell office:value-type="float" office:value="0.553719008264463" calcext:value-type="float">
            <text:p>0.5537190083</text:p>
          </table:table-cell>
          <table:table-cell office:value-type="float" office:value="0.552538370720189" calcext:value-type="float">
            <text:p>0.5525383707</text:p>
          </table:table-cell>
          <table:table-cell office:value-type="float" office:value="0.551357733175915" calcext:value-type="float">
            <text:p>0.551357733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622195985832349" calcext:value-type="float">
            <text:p>0.6221959858</text:p>
          </table:table-cell>
          <table:table-cell office:value-type="float" office:value="0.600944510035419" calcext:value-type="float">
            <text:p>0.60094451</text:p>
          </table:table-cell>
          <table:table-cell office:value-type="float" office:value="0.58913813459268" calcext:value-type="float">
            <text:p>0.5891381346</text:p>
          </table:table-cell>
          <table:table-cell office:value-type="float" office:value="0.569067296340024" calcext:value-type="float">
            <text:p>0.5690672963</text:p>
          </table:table-cell>
          <table:table-cell office:value-type="float" office:value="0.559622195985832" calcext:value-type="float">
            <text:p>0.559622196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599763872491145" calcext:value-type="float">
            <text:p>0.5997638725</text:p>
          </table:table-cell>
          <table:table-cell office:value-type="float" office:value="0.580873671782763" calcext:value-type="float">
            <text:p>0.5808736718</text:p>
          </table:table-cell>
          <table:table-cell office:value-type="float" office:value="0.565525383707202" calcext:value-type="float">
            <text:p>0.5655253837</text:p>
          </table:table-cell>
          <table:table-cell office:value-type="float" office:value="0.551357733175915" calcext:value-type="float">
            <text:p>0.5513577332</text:p>
          </table:table-cell>
          <table:table-cell office:value-type="float" office:value="0.545454545454545" calcext:value-type="float">
            <text:p>0.545454545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618654073199528" calcext:value-type="float">
            <text:p>0.6186540732</text:p>
          </table:table-cell>
          <table:table-cell office:value-type="float" office:value="0.617473435655254" calcext:value-type="float">
            <text:p>0.6174734357</text:p>
          </table:table-cell>
          <table:table-cell table:number-columns-repeated="2" office:value-type="float" office:value="0.602125147579693" calcext:value-type="float">
            <text:p>0.6021251476</text:p>
          </table:table-cell>
          <table:table-cell office:value-type="float" office:value="0.586776859504132" calcext:value-type="float">
            <text:p>0.5867768595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623376623376623" calcext:value-type="float">
            <text:p>0.6233766234</text:p>
          </table:table-cell>
          <table:table-cell office:value-type="float" office:value="0.602125147579693" calcext:value-type="float">
            <text:p>0.6021251476</text:p>
          </table:table-cell>
          <table:table-cell office:value-type="float" office:value="0.593860684769776" calcext:value-type="float">
            <text:p>0.5938606848</text:p>
          </table:table-cell>
          <table:table-cell office:value-type="float" office:value="0.580873671782763" calcext:value-type="float">
            <text:p>0.5808736718</text:p>
          </table:table-cell>
          <table:table-cell office:value-type="float" office:value="0.554899645808737" calcext:value-type="float">
            <text:p>0.5548996458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602125147579693" calcext:value-type="float">
            <text:p>0.6021251476</text:p>
          </table:table-cell>
          <table:table-cell office:value-type="float" office:value="0.58323494687131" calcext:value-type="float">
            <text:p>0.5832349469</text:p>
          </table:table-cell>
          <table:table-cell office:value-type="float" office:value="0.563164108618654" calcext:value-type="float">
            <text:p>0.5631641086</text:p>
          </table:table-cell>
          <table:table-cell table:number-columns-repeated="2" office:value-type="float" office:value="0.56198347107438" calcext:value-type="float">
            <text:p>0.561983471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596221959858324" calcext:value-type="float">
            <text:p>0.5962219599</text:p>
          </table:table-cell>
          <table:table-cell office:value-type="float" office:value="0.56788665879575" calcext:value-type="float">
            <text:p>0.5678866588</text:p>
          </table:table-cell>
          <table:table-cell office:value-type="float" office:value="0.565525383707202" calcext:value-type="float">
            <text:p>0.5655253837</text:p>
          </table:table-cell>
          <table:table-cell office:value-type="float" office:value="0.564344746162928" calcext:value-type="float">
            <text:p>0.5643447462</text:p>
          </table:table-cell>
          <table:table-cell office:value-type="float" office:value="0.53482880755608" calcext:value-type="float">
            <text:p>0.534828807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598583234946871" calcext:value-type="float">
            <text:p>0.5985832349</text:p>
          </table:table-cell>
          <table:table-cell office:value-type="float" office:value="0.59504132231405" calcext:value-type="float">
            <text:p>0.5950413223</text:p>
          </table:table-cell>
          <table:table-cell office:value-type="float" office:value="0.58913813459268" calcext:value-type="float">
            <text:p>0.5891381346</text:p>
          </table:table-cell>
          <table:table-cell office:value-type="float" office:value="0.58323494687131" calcext:value-type="float">
            <text:p>0.5832349469</text:p>
          </table:table-cell>
          <table:table-cell office:value-type="float" office:value="0.56788665879575" calcext:value-type="float">
            <text:p>0.5678866588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600944510035419" calcext:value-type="float">
            <text:p>0.60094451</text:p>
          </table:table-cell>
          <table:table-cell office:value-type="float" office:value="0.599763872491145" calcext:value-type="float">
            <text:p>0.5997638725</text:p>
          </table:table-cell>
          <table:table-cell office:value-type="float" office:value="0.596221959858324" calcext:value-type="float">
            <text:p>0.5962219599</text:p>
          </table:table-cell>
          <table:table-cell office:value-type="float" office:value="0.578512396694215" calcext:value-type="float">
            <text:p>0.5785123967</text:p>
          </table:table-cell>
          <table:table-cell office:value-type="float" office:value="0.56198347107438" calcext:value-type="float">
            <text:p>0.561983471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613931523022432" calcext:value-type="float">
            <text:p>0.613931523</text:p>
          </table:table-cell>
          <table:table-cell office:value-type="float" office:value="0.602125147579693" calcext:value-type="float">
            <text:p>0.6021251476</text:p>
          </table:table-cell>
          <table:table-cell office:value-type="float" office:value="0.600944510035419" calcext:value-type="float">
            <text:p>0.60094451</text:p>
          </table:table-cell>
          <table:table-cell office:value-type="float" office:value="0.586776859504132" calcext:value-type="float">
            <text:p>0.5867768595</text:p>
          </table:table-cell>
          <table:table-cell office:value-type="float" office:value="0.573789846517119" calcext:value-type="float">
            <text:p>0.573789846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599763872491145" calcext:value-type="float">
            <text:p>0.5997638725</text:p>
          </table:table-cell>
          <table:table-cell office:value-type="float" office:value="0.584415584415584" calcext:value-type="float">
            <text:p>0.5844155844</text:p>
          </table:table-cell>
          <table:table-cell office:value-type="float" office:value="0.579693034238489" calcext:value-type="float">
            <text:p>0.5796930342</text:p>
          </table:table-cell>
          <table:table-cell office:value-type="float" office:value="0.557260920897285" calcext:value-type="float">
            <text:p>0.5572609209</text:p>
          </table:table-cell>
          <table:table-cell office:value-type="float" office:value="0.556080283353011" calcext:value-type="float">
            <text:p>0.5560802834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593860684769776" calcext:value-type="float">
            <text:p>0.5938606848</text:p>
          </table:table-cell>
          <table:table-cell office:value-type="float" office:value="0.564344746162928" calcext:value-type="float">
            <text:p>0.5643447462</text:p>
          </table:table-cell>
          <table:table-cell office:value-type="float" office:value="0.559622195985832" calcext:value-type="float">
            <text:p>0.559622196</text:p>
          </table:table-cell>
          <table:table-cell table:number-columns-repeated="2" office:value-type="float" office:value="0.543093270365998" calcext:value-type="float">
            <text:p>0.543093270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606847697756789" calcext:value-type="float">
            <text:p>0.6068476978</text:p>
          </table:table-cell>
          <table:table-cell office:value-type="float" office:value="0.600944510035419" calcext:value-type="float">
            <text:p>0.60094451</text:p>
          </table:table-cell>
          <table:table-cell table:number-columns-repeated="2" office:value-type="float" office:value="0.573789846517119" calcext:value-type="float">
            <text:p>0.5737898465</text:p>
          </table:table-cell>
          <table:table-cell office:value-type="float" office:value="0.565525383707202" calcext:value-type="float">
            <text:p>0.5655253837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576151121605667" calcext:value-type="float">
            <text:p>0.5761511216</text:p>
          </table:table-cell>
          <table:table-cell office:value-type="float" office:value="0.548996458087367" calcext:value-type="float">
            <text:p>0.5489964581</text:p>
          </table:table-cell>
          <table:table-cell office:value-type="float" office:value="0.539551357733176" calcext:value-type="float">
            <text:p>0.5395513577</text:p>
          </table:table-cell>
          <table:table-cell office:value-type="float" office:value="0.538370720188902" calcext:value-type="float">
            <text:p>0.5383707202</text:p>
          </table:table-cell>
          <table:table-cell office:value-type="float" office:value="0.53482880755608" calcext:value-type="float">
            <text:p>0.5348288076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56198347107438" calcext:value-type="float">
            <text:p>0.5619834711</text:p>
          </table:table-cell>
          <table:table-cell office:value-type="float" office:value="0.559622195985832" calcext:value-type="float">
            <text:p>0.559622196</text:p>
          </table:table-cell>
          <table:table-cell office:value-type="float" office:value="0.556080283353011" calcext:value-type="float">
            <text:p>0.5560802834</text:p>
          </table:table-cell>
          <table:table-cell office:value-type="float" office:value="0.550177095631641" calcext:value-type="float">
            <text:p>0.5501770956</text:p>
          </table:table-cell>
          <table:table-cell office:value-type="float" office:value="0.54073199527745" calcext:value-type="float">
            <text:p>0.5407319953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573789846517119" calcext:value-type="float">
            <text:p>0.5737898465</text:p>
          </table:table-cell>
          <table:table-cell office:value-type="float" office:value="0.572609208972845" calcext:value-type="float">
            <text:p>0.572609209</text:p>
          </table:table-cell>
          <table:table-cell office:value-type="float" office:value="0.569067296340024" calcext:value-type="float">
            <text:p>0.5690672963</text:p>
          </table:table-cell>
          <table:table-cell office:value-type="float" office:value="0.558441558441558" calcext:value-type="float">
            <text:p>0.5584415584</text:p>
          </table:table-cell>
          <table:table-cell office:value-type="float" office:value="0.556080283353011" calcext:value-type="float">
            <text:p>0.5560802834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564344746162928" calcext:value-type="float">
            <text:p>0.5643447462</text:p>
          </table:table-cell>
          <table:table-cell office:value-type="float" office:value="0.554899645808737" calcext:value-type="float">
            <text:p>0.5548996458</text:p>
          </table:table-cell>
          <table:table-cell office:value-type="float" office:value="0.548996458087367" calcext:value-type="float">
            <text:p>0.5489964581</text:p>
          </table:table-cell>
          <table:table-cell office:value-type="float" office:value="0.545454545454545" calcext:value-type="float">
            <text:p>0.5454545455</text:p>
          </table:table-cell>
          <table:table-cell office:value-type="float" office:value="0.543093270365998" calcext:value-type="float">
            <text:p>0.543093270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602125147579693" calcext:value-type="float">
            <text:p>0.6021251476</text:p>
          </table:table-cell>
          <table:table-cell office:value-type="float" office:value="0.576151121605667" calcext:value-type="float">
            <text:p>0.5761511216</text:p>
          </table:table-cell>
          <table:table-cell office:value-type="float" office:value="0.574970484061393" calcext:value-type="float">
            <text:p>0.5749704841</text:p>
          </table:table-cell>
          <table:table-cell table:number-columns-repeated="2" office:value-type="float" office:value="0.56788665879575" calcext:value-type="float">
            <text:p>0.5678866588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599763872491145" calcext:value-type="float">
            <text:p>0.5997638725</text:p>
          </table:table-cell>
          <table:table-cell office:value-type="float" office:value="0.572609208972845" calcext:value-type="float">
            <text:p>0.572609209</text:p>
          </table:table-cell>
          <table:table-cell office:value-type="float" office:value="0.547815820543093" calcext:value-type="float">
            <text:p>0.5478158205</text:p>
          </table:table-cell>
          <table:table-cell office:value-type="float" office:value="0.545454545454545" calcext:value-type="float">
            <text:p>0.5454545455</text:p>
          </table:table-cell>
          <table:table-cell office:value-type="float" office:value="0.54073199527745" calcext:value-type="float">
            <text:p>0.5407319953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576151121605667" calcext:value-type="float">
            <text:p>0.5761511216</text:p>
          </table:table-cell>
          <table:table-cell office:value-type="float" office:value="0.569067296340024" calcext:value-type="float">
            <text:p>0.5690672963</text:p>
          </table:table-cell>
          <table:table-cell office:value-type="float" office:value="0.550177095631641" calcext:value-type="float">
            <text:p>0.5501770956</text:p>
          </table:table-cell>
          <table:table-cell office:value-type="float" office:value="0.544273907910272" calcext:value-type="float">
            <text:p>0.5442739079</text:p>
          </table:table-cell>
          <table:table-cell office:value-type="float" office:value="0.54073199527745" calcext:value-type="float">
            <text:p>0.5407319953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611570247933884" calcext:value-type="float">
            <text:p>0.6115702479</text:p>
          </table:table-cell>
          <table:table-cell office:value-type="float" office:value="0.606847697756789" calcext:value-type="float">
            <text:p>0.6068476978</text:p>
          </table:table-cell>
          <table:table-cell office:value-type="float" office:value="0.56788665879575" calcext:value-type="float">
            <text:p>0.5678866588</text:p>
          </table:table-cell>
          <table:table-cell office:value-type="float" office:value="0.560802833530106" calcext:value-type="float">
            <text:p>0.5608028335</text:p>
          </table:table-cell>
          <table:table-cell office:value-type="float" office:value="0.552538370720189" calcext:value-type="float">
            <text:p>0.5525383707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61038961038961" calcext:value-type="float">
            <text:p>0.6103896104</text:p>
          </table:table-cell>
          <table:table-cell office:value-type="float" office:value="0.58913813459268" calcext:value-type="float">
            <text:p>0.5891381346</text:p>
          </table:table-cell>
          <table:table-cell office:value-type="float" office:value="0.585596221959858" calcext:value-type="float">
            <text:p>0.585596222</text:p>
          </table:table-cell>
          <table:table-cell office:value-type="float" office:value="0.578512396694215" calcext:value-type="float">
            <text:p>0.5785123967</text:p>
          </table:table-cell>
          <table:table-cell office:value-type="float" office:value="0.56788665879575" calcext:value-type="float">
            <text:p>0.5678866588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606847697756789" calcext:value-type="float">
            <text:p>0.6068476978</text:p>
          </table:table-cell>
          <table:table-cell office:value-type="float" office:value="0.584415584415584" calcext:value-type="float">
            <text:p>0.5844155844</text:p>
          </table:table-cell>
          <table:table-cell office:value-type="float" office:value="0.548996458087367" calcext:value-type="float">
            <text:p>0.5489964581</text:p>
          </table:table-cell>
          <table:table-cell office:value-type="float" office:value="0.539551357733176" calcext:value-type="float">
            <text:p>0.5395513577</text:p>
          </table:table-cell>
          <table:table-cell office:value-type="float" office:value="0.532467532467532" calcext:value-type="float">
            <text:p>0.532467532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564344746162928" calcext:value-type="float">
            <text:p>0.5643447462</text:p>
          </table:table-cell>
          <table:table-cell office:value-type="float" office:value="0.547815820543093" calcext:value-type="float">
            <text:p>0.5478158205</text:p>
          </table:table-cell>
          <table:table-cell office:value-type="float" office:value="0.539551357733176" calcext:value-type="float">
            <text:p>0.5395513577</text:p>
          </table:table-cell>
          <table:table-cell office:value-type="float" office:value="0.538370720188902" calcext:value-type="float">
            <text:p>0.5383707202</text:p>
          </table:table-cell>
          <table:table-cell office:value-type="float" office:value="0.536009445100354" calcext:value-type="float">
            <text:p>0.5360094451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608028335301063" calcext:value-type="float">
            <text:p>0.6080283353</text:p>
          </table:table-cell>
          <table:table-cell office:value-type="float" office:value="0.580873671782763" calcext:value-type="float">
            <text:p>0.5808736718</text:p>
          </table:table-cell>
          <table:table-cell office:value-type="float" office:value="0.557260920897285" calcext:value-type="float">
            <text:p>0.5572609209</text:p>
          </table:table-cell>
          <table:table-cell office:value-type="float" office:value="0.541912632821724" calcext:value-type="float">
            <text:p>0.5419126328</text:p>
          </table:table-cell>
          <table:table-cell office:value-type="float" office:value="0.537190082644628" calcext:value-type="float">
            <text:p>0.5371900826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58913813459268" calcext:value-type="float">
            <text:p>0.5891381346</text:p>
          </table:table-cell>
          <table:table-cell office:value-type="float" office:value="0.58323494687131" calcext:value-type="float">
            <text:p>0.5832349469</text:p>
          </table:table-cell>
          <table:table-cell office:value-type="float" office:value="0.572609208972845" calcext:value-type="float">
            <text:p>0.572609209</text:p>
          </table:table-cell>
          <table:table-cell office:value-type="float" office:value="0.557260920897285" calcext:value-type="float">
            <text:p>0.5572609209</text:p>
          </table:table-cell>
          <table:table-cell office:value-type="float" office:value="0.547815820543093" calcext:value-type="float">
            <text:p>0.5478158205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59504132231405" calcext:value-type="float">
            <text:p>0.5950413223</text:p>
          </table:table-cell>
          <table:table-cell office:value-type="float" office:value="0.592680047225502" calcext:value-type="float">
            <text:p>0.5926800472</text:p>
          </table:table-cell>
          <table:table-cell office:value-type="float" office:value="0.58323494687131" calcext:value-type="float">
            <text:p>0.5832349469</text:p>
          </table:table-cell>
          <table:table-cell office:value-type="float" office:value="0.582054309327037" calcext:value-type="float">
            <text:p>0.5820543093</text:p>
          </table:table-cell>
          <table:table-cell office:value-type="float" office:value="0.547815820543093" calcext:value-type="float">
            <text:p>0.547815820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59504132231405" calcext:value-type="float">
            <text:p>0.5950413223</text:p>
          </table:table-cell>
          <table:table-cell office:value-type="float" office:value="0.587957497048406" calcext:value-type="float">
            <text:p>0.587957497</text:p>
          </table:table-cell>
          <table:table-cell office:value-type="float" office:value="0.58323494687131" calcext:value-type="float">
            <text:p>0.5832349469</text:p>
          </table:table-cell>
          <table:table-cell office:value-type="float" office:value="0.56198347107438" calcext:value-type="float">
            <text:p>0.5619834711</text:p>
          </table:table-cell>
          <table:table-cell office:value-type="float" office:value="0.558441558441558" calcext:value-type="float">
            <text:p>0.5584415584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641086186540732" calcext:value-type="float">
            <text:p>0.6410861865</text:p>
          </table:table-cell>
          <table:table-cell office:value-type="float" office:value="0.586776859504132" calcext:value-type="float">
            <text:p>0.5867768595</text:p>
          </table:table-cell>
          <table:table-cell office:value-type="float" office:value="0.574970484061393" calcext:value-type="float">
            <text:p>0.5749704841</text:p>
          </table:table-cell>
          <table:table-cell office:value-type="float" office:value="0.572609208972845" calcext:value-type="float">
            <text:p>0.572609209</text:p>
          </table:table-cell>
          <table:table-cell office:value-type="float" office:value="0.552538370720189" calcext:value-type="float">
            <text:p>0.5525383707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2" office:value-type="float" office:value="0.577331759149941" calcext:value-type="float">
            <text:p>0.5773317591</text:p>
          </table:table-cell>
          <table:table-cell office:value-type="float" office:value="0.558441558441558" calcext:value-type="float">
            <text:p>0.5584415584</text:p>
          </table:table-cell>
          <table:table-cell office:value-type="float" office:value="0.554899645808737" calcext:value-type="float">
            <text:p>0.5548996458</text:p>
          </table:table-cell>
          <table:table-cell office:value-type="float" office:value="0.553719008264463" calcext:value-type="float">
            <text:p>0.5537190083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611570247933884" calcext:value-type="float">
            <text:p>0.6115702479</text:p>
          </table:table-cell>
          <table:table-cell office:value-type="float" office:value="0.593860684769776" calcext:value-type="float">
            <text:p>0.5938606848</text:p>
          </table:table-cell>
          <table:table-cell office:value-type="float" office:value="0.58323494687131" calcext:value-type="float">
            <text:p>0.5832349469</text:p>
          </table:table-cell>
          <table:table-cell office:value-type="float" office:value="0.569067296340024" calcext:value-type="float">
            <text:p>0.5690672963</text:p>
          </table:table-cell>
          <table:table-cell office:value-type="float" office:value="0.557260920897285" calcext:value-type="float">
            <text:p>0.5572609209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597402597402597" calcext:value-type="float">
            <text:p>0.5974025974</text:p>
          </table:table-cell>
          <table:table-cell office:value-type="float" office:value="0.59504132231405" calcext:value-type="float">
            <text:p>0.5950413223</text:p>
          </table:table-cell>
          <table:table-cell office:value-type="float" office:value="0.591499409681228" calcext:value-type="float">
            <text:p>0.5914994097</text:p>
          </table:table-cell>
          <table:table-cell office:value-type="float" office:value="0.58913813459268" calcext:value-type="float">
            <text:p>0.5891381346</text:p>
          </table:table-cell>
          <table:table-cell office:value-type="float" office:value="0.571428571428571" calcext:value-type="float">
            <text:p>0.5714285714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61629279811098" calcext:value-type="float">
            <text:p>0.6162927981</text:p>
          </table:table-cell>
          <table:table-cell office:value-type="float" office:value="0.615112160566706" calcext:value-type="float">
            <text:p>0.6151121606</text:p>
          </table:table-cell>
          <table:table-cell office:value-type="float" office:value="0.612750885478158" calcext:value-type="float">
            <text:p>0.6127508855</text:p>
          </table:table-cell>
          <table:table-cell office:value-type="float" office:value="0.609208972845337" calcext:value-type="float">
            <text:p>0.6092089728</text:p>
          </table:table-cell>
          <table:table-cell office:value-type="float" office:value="0.608028335301063" calcext:value-type="float">
            <text:p>0.6080283353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615112160566706" calcext:value-type="float">
            <text:p>0.6151121606</text:p>
          </table:table-cell>
          <table:table-cell office:value-type="float" office:value="0.597402597402597" calcext:value-type="float">
            <text:p>0.5974025974</text:p>
          </table:table-cell>
          <table:table-cell office:value-type="float" office:value="0.580873671782763" calcext:value-type="float">
            <text:p>0.5808736718</text:p>
          </table:table-cell>
          <table:table-cell office:value-type="float" office:value="0.565525383707202" calcext:value-type="float">
            <text:p>0.5655253837</text:p>
          </table:table-cell>
          <table:table-cell office:value-type="float" office:value="0.56198347107438" calcext:value-type="float">
            <text:p>0.5619834711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591499409681228" calcext:value-type="float">
            <text:p>0.5914994097</text:p>
          </table:table-cell>
          <table:table-cell office:value-type="float" office:value="0.569067296340024" calcext:value-type="float">
            <text:p>0.5690672963</text:p>
          </table:table-cell>
          <table:table-cell office:value-type="float" office:value="0.566706021251476" calcext:value-type="float">
            <text:p>0.5667060213</text:p>
          </table:table-cell>
          <table:table-cell office:value-type="float" office:value="0.558441558441558" calcext:value-type="float">
            <text:p>0.5584415584</text:p>
          </table:table-cell>
          <table:table-cell office:value-type="float" office:value="0.557260920897285" calcext:value-type="float">
            <text:p>0.5572609209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590318772136954" calcext:value-type="float">
            <text:p>0.5903187721</text:p>
          </table:table-cell>
          <table:table-cell office:value-type="float" office:value="0.566706021251476" calcext:value-type="float">
            <text:p>0.5667060213</text:p>
          </table:table-cell>
          <table:table-cell office:value-type="float" office:value="0.56198347107438" calcext:value-type="float">
            <text:p>0.5619834711</text:p>
          </table:table-cell>
          <table:table-cell office:value-type="float" office:value="0.538370720188902" calcext:value-type="float">
            <text:p>0.5383707202</text:p>
          </table:table-cell>
          <table:table-cell office:value-type="float" office:value="0.53482880755608" calcext:value-type="float">
            <text:p>0.5348288076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624557260920897" calcext:value-type="float">
            <text:p>0.6245572609</text:p>
          </table:table-cell>
          <table:table-cell office:value-type="float" office:value="0.598583234946871" calcext:value-type="float">
            <text:p>0.5985832349</text:p>
          </table:table-cell>
          <table:table-cell office:value-type="float" office:value="0.580873671782763" calcext:value-type="float">
            <text:p>0.5808736718</text:p>
          </table:table-cell>
          <table:table-cell office:value-type="float" office:value="0.566706021251476" calcext:value-type="float">
            <text:p>0.5667060213</text:p>
          </table:table-cell>
          <table:table-cell office:value-type="float" office:value="0.560802833530106" calcext:value-type="float">
            <text:p>0.560802833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4-15T09:46:22.929886005</dc:date>
    <meta:editing-duration>PT15S</meta:editing-duration>
    <meta:editing-cycles>1</meta:editing-cycles>
    <meta:document-statistic meta:table-count="1" meta:cell-count="606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72cm" svg:y="3.192cm" style:legend-expansion="high" chart:style-name="ch2"/>
        <chart:plot-area chart:style-name="ch3" table:cell-range-address="results.A1:results.F101" chart:data-source-has-labels="row" svg:x="0.32cm" svg:y="0.18cm" svg:width="12.08cm" svg:height="8.64cm">
          <chartooo:coordinate-region svg:x="1.074cm" svg:y="0.382cm" svg:width="11.022cm" svg:height="7.78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results.B2:results.B101" chart:label-cell-address="results.B1:results.B1" chart:class="chart:scatter">
            <chart:domain table:cell-range-address="results.A2:results.A101"/>
            <chart:data-point chart:repeated="100"/>
          </chart:series>
          <chart:series chart:style-name="ch7" chart:values-cell-range-address="results.C2:results.C101" chart:label-cell-address="results.C1:results.C1" chart:class="chart:scatter">
            <chart:data-point chart:repeated="100"/>
          </chart:series>
          <chart:series chart:style-name="ch8" chart:values-cell-range-address="results.D2:results.D101" chart:label-cell-address="results.D1:results.D1" chart:class="chart:scatter">
            <chart:data-point chart:repeated="100"/>
          </chart:series>
          <chart:series chart:style-name="ch9" chart:values-cell-range-address="results.E2:results.E101" chart:label-cell-address="results.E1:results.E1" chart:class="chart:scatter">
            <chart:data-point chart:repeated="100"/>
          </chart:series>
          <chart:series chart:style-name="ch10" chart:values-cell-range-address="results.F2:results.F101" chart:label-cell-address="results.F1:results.F1" chart:class="chart:scatter">
            <chart:data-point chart:repeated="10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best</text:p>
                <draw:g>
                  <svg:desc>results.B1:results.B1</svg:desc>
                </draw:g>
              </table:table-cell>
              <table:table-cell office:value-type="string">
                <text:p>second best</text:p>
                <draw:g>
                  <svg:desc>results.C1:results.C1</svg:desc>
                </draw:g>
              </table:table-cell>
              <table:table-cell office:value-type="string">
                <text:p>third best</text:p>
                <draw:g>
                  <svg:desc>results.D1:results.D1</svg:desc>
                </draw:g>
              </table:table-cell>
              <table:table-cell office:value-type="string">
                <text:p>fourth best</text:p>
                <draw:g>
                  <svg:desc>results.E1:results.E1</svg:desc>
                </draw:g>
              </table:table-cell>
              <table:table-cell office:value-type="string">
                <text:p>fifth best</text:p>
                <draw:g>
                  <svg:desc>results.F1:results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results.A2:results.A101</svg:desc>
                </draw:g>
              </table:table-cell>
              <table:table-cell office:value-type="float" office:value="0.576151121605667">
                <text:p>0.576151121605667</text:p>
                <draw:g>
                  <svg:desc>results.B2:results.B101</svg:desc>
                </draw:g>
              </table:table-cell>
              <table:table-cell office:value-type="float" office:value="0.569067296340024">
                <text:p>0.569067296340024</text:p>
                <draw:g>
                  <svg:desc>results.C2:results.C101</svg:desc>
                </draw:g>
              </table:table-cell>
              <table:table-cell office:value-type="float" office:value="0.566706021251476">
                <text:p>0.566706021251476</text:p>
                <draw:g>
                  <svg:desc>results.D2:results.D101</svg:desc>
                </draw:g>
              </table:table-cell>
              <table:table-cell office:value-type="float" office:value="0.548996458087367">
                <text:p>0.548996458087367</text:p>
                <draw:g>
                  <svg:desc>results.E2:results.E101</svg:desc>
                </draw:g>
              </table:table-cell>
              <table:table-cell office:value-type="float" office:value="0.548996458087367">
                <text:p>0.548996458087367</text:p>
                <draw:g>
                  <svg:desc>results.F2:results.F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580873671782763">
                <text:p>0.580873671782763</text:p>
              </table:table-cell>
              <table:table-cell office:value-type="float" office:value="0.566706021251476">
                <text:p>0.566706021251476</text:p>
              </table:table-cell>
              <table:table-cell office:value-type="float" office:value="0.559622195985832">
                <text:p>0.559622195985832</text:p>
              </table:table-cell>
              <table:table-cell office:value-type="float" office:value="0.558441558441558">
                <text:p>0.558441558441558</text:p>
              </table:table-cell>
              <table:table-cell office:value-type="float" office:value="0.554899645808737">
                <text:p>0.55489964580873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618654073199528">
                <text:p>0.618654073199528</text:p>
              </table:table-cell>
              <table:table-cell office:value-type="float" office:value="0.585596221959858">
                <text:p>0.585596221959858</text:p>
              </table:table-cell>
              <table:table-cell office:value-type="float" office:value="0.565525383707202">
                <text:p>0.565525383707202</text:p>
              </table:table-cell>
              <table:table-cell office:value-type="float" office:value="0.560802833530106">
                <text:p>0.560802833530106</text:p>
              </table:table-cell>
              <table:table-cell office:value-type="float" office:value="0.559622195985832">
                <text:p>0.55962219598583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619834710743802">
                <text:p>0.619834710743802</text:p>
              </table:table-cell>
              <table:table-cell office:value-type="float" office:value="0.606847697756789">
                <text:p>0.606847697756789</text:p>
              </table:table-cell>
              <table:table-cell office:value-type="float" office:value="0.584415584415584">
                <text:p>0.584415584415584</text:p>
              </table:table-cell>
              <table:table-cell office:value-type="float" office:value="0.576151121605667">
                <text:p>0.576151121605667</text:p>
              </table:table-cell>
              <table:table-cell office:value-type="float" office:value="0.56198347107438">
                <text:p>0.5619834710743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604486422668241">
                <text:p>0.604486422668241</text:p>
              </table:table-cell>
              <table:table-cell office:value-type="float" office:value="0.592680047225502">
                <text:p>0.592680047225502</text:p>
              </table:table-cell>
              <table:table-cell office:value-type="float" office:value="0.563164108618654">
                <text:p>0.563164108618654</text:p>
              </table:table-cell>
              <table:table-cell office:value-type="float" office:value="0.543093270365998">
                <text:p>0.543093270365998</text:p>
              </table:table-cell>
              <table:table-cell office:value-type="float" office:value="0.543093270365998">
                <text:p>0.54309327036599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587957497048406">
                <text:p>0.587957497048406</text:p>
              </table:table-cell>
              <table:table-cell office:value-type="float" office:value="0.586776859504132">
                <text:p>0.586776859504132</text:p>
              </table:table-cell>
              <table:table-cell office:value-type="float" office:value="0.574970484061393">
                <text:p>0.574970484061393</text:p>
              </table:table-cell>
              <table:table-cell office:value-type="float" office:value="0.556080283353011">
                <text:p>0.556080283353011</text:p>
              </table:table-cell>
              <table:table-cell office:value-type="float" office:value="0.552538370720189">
                <text:p>0.55253837072018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61038961038961">
                <text:p>0.61038961038961</text:p>
              </table:table-cell>
              <table:table-cell office:value-type="float" office:value="0.603305785123967">
                <text:p>0.603305785123967</text:p>
              </table:table-cell>
              <table:table-cell office:value-type="float" office:value="0.587957497048406">
                <text:p>0.587957497048406</text:p>
              </table:table-cell>
              <table:table-cell office:value-type="float" office:value="0.578512396694215">
                <text:p>0.578512396694215</text:p>
              </table:table-cell>
              <table:table-cell office:value-type="float" office:value="0.569067296340024">
                <text:p>0.56906729634002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596221959858324">
                <text:p>0.596221959858324</text:p>
              </table:table-cell>
              <table:table-cell office:value-type="float" office:value="0.552538370720189">
                <text:p>0.552538370720189</text:p>
              </table:table-cell>
              <table:table-cell office:value-type="float" office:value="0.544273907910272">
                <text:p>0.544273907910272</text:p>
              </table:table-cell>
              <table:table-cell office:value-type="float" office:value="0.541912632821724">
                <text:p>0.541912632821724</text:p>
              </table:table-cell>
              <table:table-cell office:value-type="float" office:value="0.536009445100354">
                <text:p>0.53600944510035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61038961038961">
                <text:p>0.61038961038961</text:p>
              </table:table-cell>
              <table:table-cell office:value-type="float" office:value="0.574970484061393">
                <text:p>0.574970484061393</text:p>
              </table:table-cell>
              <table:table-cell office:value-type="float" office:value="0.571428571428571">
                <text:p>0.571428571428571</text:p>
              </table:table-cell>
              <table:table-cell office:value-type="float" office:value="0.569067296340024">
                <text:p>0.569067296340024</text:p>
              </table:table-cell>
              <table:table-cell office:value-type="float" office:value="0.563164108618654">
                <text:p>0.56316410861865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585596221959858">
                <text:p>0.585596221959858</text:p>
              </table:table-cell>
              <table:table-cell office:value-type="float" office:value="0.578512396694215">
                <text:p>0.578512396694215</text:p>
              </table:table-cell>
              <table:table-cell office:value-type="float" office:value="0.574970484061393">
                <text:p>0.574970484061393</text:p>
              </table:table-cell>
              <table:table-cell office:value-type="float" office:value="0.551357733175915">
                <text:p>0.551357733175915</text:p>
              </table:table-cell>
              <table:table-cell office:value-type="float" office:value="0.547815820543093">
                <text:p>0.54781582054309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.580873671782763">
                <text:p>0.580873671782763</text:p>
              </table:table-cell>
              <table:table-cell office:value-type="float" office:value="0.557260920897285">
                <text:p>0.557260920897285</text:p>
              </table:table-cell>
              <table:table-cell office:value-type="float" office:value="0.552538370720189">
                <text:p>0.552538370720189</text:p>
              </table:table-cell>
              <table:table-cell office:value-type="float" office:value="0.551357733175915">
                <text:p>0.551357733175915</text:p>
              </table:table-cell>
              <table:table-cell office:value-type="float" office:value="0.546635182998819">
                <text:p>0.54663518299881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0.623376623376623">
                <text:p>0.623376623376623</text:p>
              </table:table-cell>
              <table:table-cell office:value-type="float" office:value="0.602125147579693">
                <text:p>0.602125147579693</text:p>
              </table:table-cell>
              <table:table-cell office:value-type="float" office:value="0.573789846517119">
                <text:p>0.573789846517119</text:p>
              </table:table-cell>
              <table:table-cell office:value-type="float" office:value="0.560802833530106">
                <text:p>0.560802833530106</text:p>
              </table:table-cell>
              <table:table-cell office:value-type="float" office:value="0.559622195985832">
                <text:p>0.55962219598583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0.604486422668241">
                <text:p>0.604486422668241</text:p>
              </table:table-cell>
              <table:table-cell office:value-type="float" office:value="0.58913813459268">
                <text:p>0.58913813459268</text:p>
              </table:table-cell>
              <table:table-cell office:value-type="float" office:value="0.559622195985832">
                <text:p>0.559622195985832</text:p>
              </table:table-cell>
              <table:table-cell office:value-type="float" office:value="0.556080283353011">
                <text:p>0.556080283353011</text:p>
              </table:table-cell>
              <table:table-cell office:value-type="float" office:value="0.548996458087367">
                <text:p>0.5489964580873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0.612750885478158">
                <text:p>0.612750885478158</text:p>
              </table:table-cell>
              <table:table-cell office:value-type="float" office:value="0.587957497048406">
                <text:p>0.587957497048406</text:p>
              </table:table-cell>
              <table:table-cell office:value-type="float" office:value="0.579693034238489">
                <text:p>0.579693034238489</text:p>
              </table:table-cell>
              <table:table-cell office:value-type="float" office:value="0.572609208972845">
                <text:p>0.572609208972845</text:p>
              </table:table-cell>
              <table:table-cell office:value-type="float" office:value="0.548996458087367">
                <text:p>0.54899645808736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0.592680047225502">
                <text:p>0.592680047225502</text:p>
              </table:table-cell>
              <table:table-cell office:value-type="float" office:value="0.577331759149941">
                <text:p>0.577331759149941</text:p>
              </table:table-cell>
              <table:table-cell office:value-type="float" office:value="0.576151121605667">
                <text:p>0.576151121605667</text:p>
              </table:table-cell>
              <table:table-cell office:value-type="float" office:value="0.556080283353011">
                <text:p>0.556080283353011</text:p>
              </table:table-cell>
              <table:table-cell office:value-type="float" office:value="0.553719008264463">
                <text:p>0.55371900826446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0.596221959858324">
                <text:p>0.596221959858324</text:p>
              </table:table-cell>
              <table:table-cell office:value-type="float" office:value="0.585596221959858">
                <text:p>0.585596221959858</text:p>
              </table:table-cell>
              <table:table-cell office:value-type="float" office:value="0.573789846517119">
                <text:p>0.573789846517119</text:p>
              </table:table-cell>
              <table:table-cell office:value-type="float" office:value="0.559622195985832">
                <text:p>0.559622195985832</text:p>
              </table:table-cell>
              <table:table-cell office:value-type="float" office:value="0.538370720188902">
                <text:p>0.53837072018890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0.599763872491145">
                <text:p>0.599763872491145</text:p>
              </table:table-cell>
              <table:table-cell office:value-type="float" office:value="0.579693034238489">
                <text:p>0.579693034238489</text:p>
              </table:table-cell>
              <table:table-cell office:value-type="float" office:value="0.551357733175915">
                <text:p>0.551357733175915</text:p>
              </table:table-cell>
              <table:table-cell office:value-type="float" office:value="0.551357733175915">
                <text:p>0.551357733175915</text:p>
              </table:table-cell>
              <table:table-cell office:value-type="float" office:value="0.544273907910272">
                <text:p>0.54427390791027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0.612750885478158">
                <text:p>0.612750885478158</text:p>
              </table:table-cell>
              <table:table-cell office:value-type="float" office:value="0.577331759149941">
                <text:p>0.577331759149941</text:p>
              </table:table-cell>
              <table:table-cell office:value-type="float" office:value="0.565525383707202">
                <text:p>0.565525383707202</text:p>
              </table:table-cell>
              <table:table-cell office:value-type="float" office:value="0.557260920897285">
                <text:p>0.557260920897285</text:p>
              </table:table-cell>
              <table:table-cell office:value-type="float" office:value="0.553719008264463">
                <text:p>0.55371900826446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0.586776859504132">
                <text:p>0.586776859504132</text:p>
              </table:table-cell>
              <table:table-cell office:value-type="float" office:value="0.582054309327037">
                <text:p>0.582054309327037</text:p>
              </table:table-cell>
              <table:table-cell office:value-type="float" office:value="0.559622195985832">
                <text:p>0.559622195985832</text:p>
              </table:table-cell>
              <table:table-cell office:value-type="float" office:value="0.558441558441558">
                <text:p>0.558441558441558</text:p>
              </table:table-cell>
              <table:table-cell office:value-type="float" office:value="0.553719008264463">
                <text:p>0.55371900826446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0.618654073199528">
                <text:p>0.618654073199528</text:p>
              </table:table-cell>
              <table:table-cell office:value-type="float" office:value="0.56788665879575">
                <text:p>0.56788665879575</text:p>
              </table:table-cell>
              <table:table-cell office:value-type="float" office:value="0.56198347107438">
                <text:p>0.56198347107438</text:p>
              </table:table-cell>
              <table:table-cell office:value-type="float" office:value="0.557260920897285">
                <text:p>0.557260920897285</text:p>
              </table:table-cell>
              <table:table-cell office:value-type="float" office:value="0.557260920897285">
                <text:p>0.55726092089728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0.604486422668241">
                <text:p>0.604486422668241</text:p>
              </table:table-cell>
              <table:table-cell office:value-type="float" office:value="0.604486422668241">
                <text:p>0.604486422668241</text:p>
              </table:table-cell>
              <table:table-cell office:value-type="float" office:value="0.58323494687131">
                <text:p>0.58323494687131</text:p>
              </table:table-cell>
              <table:table-cell office:value-type="float" office:value="0.579693034238489">
                <text:p>0.579693034238489</text:p>
              </table:table-cell>
              <table:table-cell office:value-type="float" office:value="0.552538370720189">
                <text:p>0.55253837072018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0.61629279811098">
                <text:p>0.61629279811098</text:p>
              </table:table-cell>
              <table:table-cell office:value-type="float" office:value="0.587957497048406">
                <text:p>0.587957497048406</text:p>
              </table:table-cell>
              <table:table-cell office:value-type="float" office:value="0.58323494687131">
                <text:p>0.58323494687131</text:p>
              </table:table-cell>
              <table:table-cell office:value-type="float" office:value="0.574970484061393">
                <text:p>0.574970484061393</text:p>
              </table:table-cell>
              <table:table-cell office:value-type="float" office:value="0.566706021251476">
                <text:p>0.56670602125147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0.578512396694215">
                <text:p>0.578512396694215</text:p>
              </table:table-cell>
              <table:table-cell office:value-type="float" office:value="0.548996458087367">
                <text:p>0.548996458087367</text:p>
              </table:table-cell>
              <table:table-cell office:value-type="float" office:value="0.545454545454545">
                <text:p>0.545454545454545</text:p>
              </table:table-cell>
              <table:table-cell office:value-type="float" office:value="0.541912632821724">
                <text:p>0.541912632821724</text:p>
              </table:table-cell>
              <table:table-cell office:value-type="float" office:value="0.539551357733176">
                <text:p>0.53955135773317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0.639905548996458">
                <text:p>0.639905548996458</text:p>
              </table:table-cell>
              <table:table-cell office:value-type="float" office:value="0.631641086186541">
                <text:p>0.631641086186541</text:p>
              </table:table-cell>
              <table:table-cell office:value-type="float" office:value="0.584415584415584">
                <text:p>0.584415584415584</text:p>
              </table:table-cell>
              <table:table-cell office:value-type="float" office:value="0.556080283353011">
                <text:p>0.556080283353011</text:p>
              </table:table-cell>
              <table:table-cell office:value-type="float" office:value="0.556080283353011">
                <text:p>0.55608028335301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0.641086186540732">
                <text:p>0.641086186540732</text:p>
              </table:table-cell>
              <table:table-cell office:value-type="float" office:value="0.609208972845337">
                <text:p>0.609208972845337</text:p>
              </table:table-cell>
              <table:table-cell office:value-type="float" office:value="0.557260920897285">
                <text:p>0.557260920897285</text:p>
              </table:table-cell>
              <table:table-cell office:value-type="float" office:value="0.551357733175915">
                <text:p>0.551357733175915</text:p>
              </table:table-cell>
              <table:table-cell office:value-type="float" office:value="0.547815820543093">
                <text:p>0.54781582054309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0.613931523022432">
                <text:p>0.613931523022432</text:p>
              </table:table-cell>
              <table:table-cell office:value-type="float" office:value="0.587957497048406">
                <text:p>0.587957497048406</text:p>
              </table:table-cell>
              <table:table-cell office:value-type="float" office:value="0.576151121605667">
                <text:p>0.576151121605667</text:p>
              </table:table-cell>
              <table:table-cell office:value-type="float" office:value="0.545454545454545">
                <text:p>0.545454545454545</text:p>
              </table:table-cell>
              <table:table-cell office:value-type="float" office:value="0.538370720188902">
                <text:p>0.53837072018890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0.603305785123967">
                <text:p>0.603305785123967</text:p>
              </table:table-cell>
              <table:table-cell office:value-type="float" office:value="0.576151121605667">
                <text:p>0.576151121605667</text:p>
              </table:table-cell>
              <table:table-cell office:value-type="float" office:value="0.574970484061393">
                <text:p>0.574970484061393</text:p>
              </table:table-cell>
              <table:table-cell office:value-type="float" office:value="0.56198347107438">
                <text:p>0.56198347107438</text:p>
              </table:table-cell>
              <table:table-cell office:value-type="float" office:value="0.54073199527745">
                <text:p>0.5407319952774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0.569067296340024">
                <text:p>0.569067296340024</text:p>
              </table:table-cell>
              <table:table-cell office:value-type="float" office:value="0.53482880755608">
                <text:p>0.53482880755608</text:p>
              </table:table-cell>
              <table:table-cell office:value-type="float" office:value="0.532467532467532">
                <text:p>0.532467532467532</text:p>
              </table:table-cell>
              <table:table-cell office:value-type="float" office:value="0.532467532467532">
                <text:p>0.532467532467532</text:p>
              </table:table-cell>
              <table:table-cell office:value-type="float" office:value="0.532467532467532">
                <text:p>0.53246753246753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0.546635182998819">
                <text:p>0.546635182998819</text:p>
              </table:table-cell>
              <table:table-cell office:value-type="float" office:value="0.545454545454545">
                <text:p>0.545454545454545</text:p>
              </table:table-cell>
              <table:table-cell office:value-type="float" office:value="0.543093270365998">
                <text:p>0.543093270365998</text:p>
              </table:table-cell>
              <table:table-cell office:value-type="float" office:value="0.533648170011806">
                <text:p>0.533648170011806</text:p>
              </table:table-cell>
              <table:table-cell office:value-type="float" office:value="0.532467532467532">
                <text:p>0.53246753246753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0.641086186540732">
                <text:p>0.641086186540732</text:p>
              </table:table-cell>
              <table:table-cell office:value-type="float" office:value="0.604486422668241">
                <text:p>0.604486422668241</text:p>
              </table:table-cell>
              <table:table-cell office:value-type="float" office:value="0.598583234946871">
                <text:p>0.598583234946871</text:p>
              </table:table-cell>
              <table:table-cell office:value-type="float" office:value="0.587957497048406">
                <text:p>0.587957497048406</text:p>
              </table:table-cell>
              <table:table-cell office:value-type="float" office:value="0.553719008264463">
                <text:p>0.55371900826446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0.598583234946871">
                <text:p>0.598583234946871</text:p>
              </table:table-cell>
              <table:table-cell office:value-type="float" office:value="0.597402597402597">
                <text:p>0.597402597402597</text:p>
              </table:table-cell>
              <table:table-cell office:value-type="float" office:value="0.570247933884297">
                <text:p>0.570247933884297</text:p>
              </table:table-cell>
              <table:table-cell office:value-type="float" office:value="0.566706021251476">
                <text:p>0.566706021251476</text:p>
              </table:table-cell>
              <table:table-cell office:value-type="float" office:value="0.565525383707202">
                <text:p>0.56552538370720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0.580873671782763">
                <text:p>0.580873671782763</text:p>
              </table:table-cell>
              <table:table-cell office:value-type="float" office:value="0.572609208972845">
                <text:p>0.572609208972845</text:p>
              </table:table-cell>
              <table:table-cell office:value-type="float" office:value="0.566706021251476">
                <text:p>0.566706021251476</text:p>
              </table:table-cell>
              <table:table-cell office:value-type="float" office:value="0.565525383707202">
                <text:p>0.565525383707202</text:p>
              </table:table-cell>
              <table:table-cell office:value-type="float" office:value="0.56198347107438">
                <text:p>0.5619834710743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0.609208972845337">
                <text:p>0.609208972845337</text:p>
              </table:table-cell>
              <table:table-cell office:value-type="float" office:value="0.591499409681228">
                <text:p>0.591499409681228</text:p>
              </table:table-cell>
              <table:table-cell office:value-type="float" office:value="0.585596221959858">
                <text:p>0.585596221959858</text:p>
              </table:table-cell>
              <table:table-cell office:value-type="float" office:value="0.585596221959858">
                <text:p>0.585596221959858</text:p>
              </table:table-cell>
              <table:table-cell office:value-type="float" office:value="0.580873671782763">
                <text:p>0.58087367178276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0.590318772136954">
                <text:p>0.590318772136954</text:p>
              </table:table-cell>
              <table:table-cell office:value-type="float" office:value="0.579693034238489">
                <text:p>0.579693034238489</text:p>
              </table:table-cell>
              <table:table-cell office:value-type="float" office:value="0.573789846517119">
                <text:p>0.573789846517119</text:p>
              </table:table-cell>
              <table:table-cell office:value-type="float" office:value="0.551357733175915">
                <text:p>0.551357733175915</text:p>
              </table:table-cell>
              <table:table-cell office:value-type="float" office:value="0.54073199527745">
                <text:p>0.5407319952774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0.611570247933884">
                <text:p>0.611570247933884</text:p>
              </table:table-cell>
              <table:table-cell office:value-type="float" office:value="0.570247933884297">
                <text:p>0.570247933884297</text:p>
              </table:table-cell>
              <table:table-cell office:value-type="float" office:value="0.566706021251476">
                <text:p>0.566706021251476</text:p>
              </table:table-cell>
              <table:table-cell office:value-type="float" office:value="0.538370720188902">
                <text:p>0.538370720188902</text:p>
              </table:table-cell>
              <table:table-cell office:value-type="float" office:value="0.53482880755608">
                <text:p>0.5348288075560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0.586776859504132">
                <text:p>0.586776859504132</text:p>
              </table:table-cell>
              <table:table-cell office:value-type="float" office:value="0.574970484061393">
                <text:p>0.574970484061393</text:p>
              </table:table-cell>
              <table:table-cell office:value-type="float" office:value="0.554899645808737">
                <text:p>0.554899645808737</text:p>
              </table:table-cell>
              <table:table-cell office:value-type="float" office:value="0.551357733175915">
                <text:p>0.551357733175915</text:p>
              </table:table-cell>
              <table:table-cell office:value-type="float" office:value="0.550177095631641">
                <text:p>0.55017709563164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0.58913813459268">
                <text:p>0.58913813459268</text:p>
              </table:table-cell>
              <table:table-cell office:value-type="float" office:value="0.587957497048406">
                <text:p>0.587957497048406</text:p>
              </table:table-cell>
              <table:table-cell office:value-type="float" office:value="0.571428571428571">
                <text:p>0.571428571428571</text:p>
              </table:table-cell>
              <table:table-cell office:value-type="float" office:value="0.560802833530106">
                <text:p>0.560802833530106</text:p>
              </table:table-cell>
              <table:table-cell office:value-type="float" office:value="0.553719008264463">
                <text:p>0.55371900826446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0.574970484061393">
                <text:p>0.574970484061393</text:p>
              </table:table-cell>
              <table:table-cell office:value-type="float" office:value="0.573789846517119">
                <text:p>0.573789846517119</text:p>
              </table:table-cell>
              <table:table-cell office:value-type="float" office:value="0.56788665879575">
                <text:p>0.56788665879575</text:p>
              </table:table-cell>
              <table:table-cell office:value-type="float" office:value="0.565525383707202">
                <text:p>0.565525383707202</text:p>
              </table:table-cell>
              <table:table-cell office:value-type="float" office:value="0.556080283353011">
                <text:p>0.55608028335301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0.591499409681228">
                <text:p>0.591499409681228</text:p>
              </table:table-cell>
              <table:table-cell office:value-type="float" office:value="0.58913813459268">
                <text:p>0.58913813459268</text:p>
              </table:table-cell>
              <table:table-cell office:value-type="float" office:value="0.569067296340024">
                <text:p>0.569067296340024</text:p>
              </table:table-cell>
              <table:table-cell office:value-type="float" office:value="0.532467532467532">
                <text:p>0.532467532467532</text:p>
              </table:table-cell>
              <table:table-cell office:value-type="float" office:value="0.532467532467532">
                <text:p>0.53246753246753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0.606847697756789">
                <text:p>0.606847697756789</text:p>
              </table:table-cell>
              <table:table-cell office:value-type="float" office:value="0.602125147579693">
                <text:p>0.602125147579693</text:p>
              </table:table-cell>
              <table:table-cell office:value-type="float" office:value="0.59504132231405">
                <text:p>0.59504132231405</text:p>
              </table:table-cell>
              <table:table-cell office:value-type="float" office:value="0.579693034238489">
                <text:p>0.579693034238489</text:p>
              </table:table-cell>
              <table:table-cell office:value-type="float" office:value="0.576151121605667">
                <text:p>0.57615112160566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0.644628099173554">
                <text:p>0.644628099173554</text:p>
              </table:table-cell>
              <table:table-cell office:value-type="float" office:value="0.625737898465171">
                <text:p>0.625737898465171</text:p>
              </table:table-cell>
              <table:table-cell office:value-type="float" office:value="0.615112160566706">
                <text:p>0.615112160566706</text:p>
              </table:table-cell>
              <table:table-cell office:value-type="float" office:value="0.602125147579693">
                <text:p>0.602125147579693</text:p>
              </table:table-cell>
              <table:table-cell office:value-type="float" office:value="0.593860684769776">
                <text:p>0.59386068476977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0.617473435655254">
                <text:p>0.617473435655254</text:p>
              </table:table-cell>
              <table:table-cell office:value-type="float" office:value="0.605667060212515">
                <text:p>0.605667060212515</text:p>
              </table:table-cell>
              <table:table-cell office:value-type="float" office:value="0.592680047225502">
                <text:p>0.592680047225502</text:p>
              </table:table-cell>
              <table:table-cell office:value-type="float" office:value="0.58323494687131">
                <text:p>0.58323494687131</text:p>
              </table:table-cell>
              <table:table-cell office:value-type="float" office:value="0.574970484061393">
                <text:p>0.57497048406139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0.638724911452184">
                <text:p>0.638724911452184</text:p>
              </table:table-cell>
              <table:table-cell office:value-type="float" office:value="0.604486422668241">
                <text:p>0.604486422668241</text:p>
              </table:table-cell>
              <table:table-cell office:value-type="float" office:value="0.598583234946871">
                <text:p>0.598583234946871</text:p>
              </table:table-cell>
              <table:table-cell office:value-type="float" office:value="0.586776859504132">
                <text:p>0.586776859504132</text:p>
              </table:table-cell>
              <table:table-cell office:value-type="float" office:value="0.585596221959858">
                <text:p>0.58559622195985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0.602125147579693">
                <text:p>0.602125147579693</text:p>
              </table:table-cell>
              <table:table-cell office:value-type="float" office:value="0.573789846517119">
                <text:p>0.573789846517119</text:p>
              </table:table-cell>
              <table:table-cell office:value-type="float" office:value="0.564344746162928">
                <text:p>0.564344746162928</text:p>
              </table:table-cell>
              <table:table-cell office:value-type="float" office:value="0.553719008264463">
                <text:p>0.553719008264463</text:p>
              </table:table-cell>
              <table:table-cell office:value-type="float" office:value="0.551357733175915">
                <text:p>0.55135773317591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0.625737898465171">
                <text:p>0.625737898465171</text:p>
              </table:table-cell>
              <table:table-cell office:value-type="float" office:value="0.623376623376623">
                <text:p>0.623376623376623</text:p>
              </table:table-cell>
              <table:table-cell office:value-type="float" office:value="0.617473435655254">
                <text:p>0.617473435655254</text:p>
              </table:table-cell>
              <table:table-cell office:value-type="float" office:value="0.611570247933884">
                <text:p>0.611570247933884</text:p>
              </table:table-cell>
              <table:table-cell office:value-type="float" office:value="0.605667060212515">
                <text:p>0.60566706021251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0.604486422668241">
                <text:p>0.604486422668241</text:p>
              </table:table-cell>
              <table:table-cell office:value-type="float" office:value="0.582054309327037">
                <text:p>0.582054309327037</text:p>
              </table:table-cell>
              <table:table-cell office:value-type="float" office:value="0.572609208972845">
                <text:p>0.572609208972845</text:p>
              </table:table-cell>
              <table:table-cell office:value-type="float" office:value="0.560802833530106">
                <text:p>0.560802833530106</text:p>
              </table:table-cell>
              <table:table-cell office:value-type="float" office:value="0.544273907910272">
                <text:p>0.54427390791027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0.629279811097993">
                <text:p>0.629279811097993</text:p>
              </table:table-cell>
              <table:table-cell office:value-type="float" office:value="0.602125147579693">
                <text:p>0.602125147579693</text:p>
              </table:table-cell>
              <table:table-cell office:value-type="float" office:value="0.566706021251476">
                <text:p>0.566706021251476</text:p>
              </table:table-cell>
              <table:table-cell office:value-type="float" office:value="0.556080283353011">
                <text:p>0.556080283353011</text:p>
              </table:table-cell>
              <table:table-cell office:value-type="float" office:value="0.54073199527745">
                <text:p>0.5407319952774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0.600944510035419">
                <text:p>0.600944510035419</text:p>
              </table:table-cell>
              <table:table-cell office:value-type="float" office:value="0.591499409681228">
                <text:p>0.591499409681228</text:p>
              </table:table-cell>
              <table:table-cell office:value-type="float" office:value="0.582054309327037">
                <text:p>0.582054309327037</text:p>
              </table:table-cell>
              <table:table-cell office:value-type="float" office:value="0.573789846517119">
                <text:p>0.573789846517119</text:p>
              </table:table-cell>
              <table:table-cell office:value-type="float" office:value="0.572609208972845">
                <text:p>0.57260920897284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0.624557260920897">
                <text:p>0.624557260920897</text:p>
              </table:table-cell>
              <table:table-cell office:value-type="float" office:value="0.618654073199528">
                <text:p>0.618654073199528</text:p>
              </table:table-cell>
              <table:table-cell office:value-type="float" office:value="0.597402597402597">
                <text:p>0.597402597402597</text:p>
              </table:table-cell>
              <table:table-cell office:value-type="float" office:value="0.58913813459268">
                <text:p>0.58913813459268</text:p>
              </table:table-cell>
              <table:table-cell office:value-type="float" office:value="0.578512396694215">
                <text:p>0.57851239669421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0.597402597402597">
                <text:p>0.597402597402597</text:p>
              </table:table-cell>
              <table:table-cell office:value-type="float" office:value="0.570247933884297">
                <text:p>0.570247933884297</text:p>
              </table:table-cell>
              <table:table-cell office:value-type="float" office:value="0.565525383707202">
                <text:p>0.565525383707202</text:p>
              </table:table-cell>
              <table:table-cell office:value-type="float" office:value="0.559622195985832">
                <text:p>0.559622195985832</text:p>
              </table:table-cell>
              <table:table-cell office:value-type="float" office:value="0.546635182998819">
                <text:p>0.54663518299881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0.599763872491145">
                <text:p>0.599763872491145</text:p>
              </table:table-cell>
              <table:table-cell office:value-type="float" office:value="0.571428571428571">
                <text:p>0.571428571428571</text:p>
              </table:table-cell>
              <table:table-cell office:value-type="float" office:value="0.569067296340024">
                <text:p>0.569067296340024</text:p>
              </table:table-cell>
              <table:table-cell office:value-type="float" office:value="0.558441558441558">
                <text:p>0.558441558441558</text:p>
              </table:table-cell>
              <table:table-cell office:value-type="float" office:value="0.553719008264463">
                <text:p>0.55371900826446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0.590318772136954">
                <text:p>0.590318772136954</text:p>
              </table:table-cell>
              <table:table-cell office:value-type="float" office:value="0.587957497048406">
                <text:p>0.587957497048406</text:p>
              </table:table-cell>
              <table:table-cell office:value-type="float" office:value="0.571428571428571">
                <text:p>0.571428571428571</text:p>
              </table:table-cell>
              <table:table-cell office:value-type="float" office:value="0.571428571428571">
                <text:p>0.571428571428571</text:p>
              </table:table-cell>
              <table:table-cell office:value-type="float" office:value="0.56788665879575">
                <text:p>0.5678866587957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0.569067296340024">
                <text:p>0.569067296340024</text:p>
              </table:table-cell>
              <table:table-cell office:value-type="float" office:value="0.56198347107438">
                <text:p>0.56198347107438</text:p>
              </table:table-cell>
              <table:table-cell office:value-type="float" office:value="0.557260920897285">
                <text:p>0.557260920897285</text:p>
              </table:table-cell>
              <table:table-cell office:value-type="float" office:value="0.557260920897285">
                <text:p>0.557260920897285</text:p>
              </table:table-cell>
              <table:table-cell office:value-type="float" office:value="0.538370720188902">
                <text:p>0.53837072018890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0.609208972845337">
                <text:p>0.609208972845337</text:p>
              </table:table-cell>
              <table:table-cell office:value-type="float" office:value="0.551357733175915">
                <text:p>0.551357733175915</text:p>
              </table:table-cell>
              <table:table-cell office:value-type="float" office:value="0.548996458087367">
                <text:p>0.548996458087367</text:p>
              </table:table-cell>
              <table:table-cell office:value-type="float" office:value="0.546635182998819">
                <text:p>0.546635182998819</text:p>
              </table:table-cell>
              <table:table-cell office:value-type="float" office:value="0.546635182998819">
                <text:p>0.54663518299881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0.585596221959858">
                <text:p>0.585596221959858</text:p>
              </table:table-cell>
              <table:table-cell office:value-type="float" office:value="0.580873671782763">
                <text:p>0.580873671782763</text:p>
              </table:table-cell>
              <table:table-cell office:value-type="float" office:value="0.566706021251476">
                <text:p>0.566706021251476</text:p>
              </table:table-cell>
              <table:table-cell office:value-type="float" office:value="0.563164108618654">
                <text:p>0.563164108618654</text:p>
              </table:table-cell>
              <table:table-cell office:value-type="float" office:value="0.56198347107438">
                <text:p>0.5619834710743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0.629279811097993">
                <text:p>0.629279811097993</text:p>
              </table:table-cell>
              <table:table-cell office:value-type="float" office:value="0.608028335301063">
                <text:p>0.608028335301063</text:p>
              </table:table-cell>
              <table:table-cell office:value-type="float" office:value="0.580873671782763">
                <text:p>0.580873671782763</text:p>
              </table:table-cell>
              <table:table-cell office:value-type="float" office:value="0.573789846517119">
                <text:p>0.573789846517119</text:p>
              </table:table-cell>
              <table:table-cell office:value-type="float" office:value="0.565525383707202">
                <text:p>0.56552538370720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0.602125147579693">
                <text:p>0.602125147579693</text:p>
              </table:table-cell>
              <table:table-cell office:value-type="float" office:value="0.584415584415584">
                <text:p>0.584415584415584</text:p>
              </table:table-cell>
              <table:table-cell office:value-type="float" office:value="0.578512396694215">
                <text:p>0.578512396694215</text:p>
              </table:table-cell>
              <table:table-cell office:value-type="float" office:value="0.572609208972845">
                <text:p>0.572609208972845</text:p>
              </table:table-cell>
              <table:table-cell office:value-type="float" office:value="0.566706021251476">
                <text:p>0.56670602125147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0.580873671782763">
                <text:p>0.580873671782763</text:p>
              </table:table-cell>
              <table:table-cell office:value-type="float" office:value="0.566706021251476">
                <text:p>0.566706021251476</text:p>
              </table:table-cell>
              <table:table-cell office:value-type="float" office:value="0.566706021251476">
                <text:p>0.566706021251476</text:p>
              </table:table-cell>
              <table:table-cell office:value-type="float" office:value="0.56198347107438">
                <text:p>0.56198347107438</text:p>
              </table:table-cell>
              <table:table-cell office:value-type="float" office:value="0.56198347107438">
                <text:p>0.5619834710743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0.574970484061393">
                <text:p>0.574970484061393</text:p>
              </table:table-cell>
              <table:table-cell office:value-type="float" office:value="0.556080283353011">
                <text:p>0.556080283353011</text:p>
              </table:table-cell>
              <table:table-cell office:value-type="float" office:value="0.538370720188902">
                <text:p>0.538370720188902</text:p>
              </table:table-cell>
              <table:table-cell office:value-type="float" office:value="0.533648170011806">
                <text:p>0.533648170011806</text:p>
              </table:table-cell>
              <table:table-cell office:value-type="float" office:value="0.532467532467532">
                <text:p>0.53246753246753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0.577331759149941">
                <text:p>0.577331759149941</text:p>
              </table:table-cell>
              <table:table-cell office:value-type="float" office:value="0.577331759149941">
                <text:p>0.577331759149941</text:p>
              </table:table-cell>
              <table:table-cell office:value-type="float" office:value="0.544273907910272">
                <text:p>0.544273907910272</text:p>
              </table:table-cell>
              <table:table-cell office:value-type="float" office:value="0.536009445100354">
                <text:p>0.536009445100354</text:p>
              </table:table-cell>
              <table:table-cell office:value-type="float" office:value="0.536009445100354">
                <text:p>0.53600944510035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0.602125147579693">
                <text:p>0.602125147579693</text:p>
              </table:table-cell>
              <table:table-cell office:value-type="float" office:value="0.576151121605667">
                <text:p>0.576151121605667</text:p>
              </table:table-cell>
              <table:table-cell office:value-type="float" office:value="0.566706021251476">
                <text:p>0.566706021251476</text:p>
              </table:table-cell>
              <table:table-cell office:value-type="float" office:value="0.548996458087367">
                <text:p>0.548996458087367</text:p>
              </table:table-cell>
              <table:table-cell office:value-type="float" office:value="0.548996458087367">
                <text:p>0.54899645808736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0.597402597402597">
                <text:p>0.597402597402597</text:p>
              </table:table-cell>
              <table:table-cell office:value-type="float" office:value="0.584415584415584">
                <text:p>0.584415584415584</text:p>
              </table:table-cell>
              <table:table-cell office:value-type="float" office:value="0.556080283353011">
                <text:p>0.556080283353011</text:p>
              </table:table-cell>
              <table:table-cell office:value-type="float" office:value="0.554899645808737">
                <text:p>0.554899645808737</text:p>
              </table:table-cell>
              <table:table-cell office:value-type="float" office:value="0.544273907910272">
                <text:p>0.54427390791027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0.617473435655254">
                <text:p>0.617473435655254</text:p>
              </table:table-cell>
              <table:table-cell office:value-type="float" office:value="0.608028335301063">
                <text:p>0.608028335301063</text:p>
              </table:table-cell>
              <table:table-cell office:value-type="float" office:value="0.56198347107438">
                <text:p>0.56198347107438</text:p>
              </table:table-cell>
              <table:table-cell office:value-type="float" office:value="0.558441558441558">
                <text:p>0.558441558441558</text:p>
              </table:table-cell>
              <table:table-cell office:value-type="float" office:value="0.554899645808737">
                <text:p>0.55489964580873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0.584415584415584">
                <text:p>0.584415584415584</text:p>
              </table:table-cell>
              <table:table-cell office:value-type="float" office:value="0.563164108618654">
                <text:p>0.563164108618654</text:p>
              </table:table-cell>
              <table:table-cell office:value-type="float" office:value="0.553719008264463">
                <text:p>0.553719008264463</text:p>
              </table:table-cell>
              <table:table-cell office:value-type="float" office:value="0.552538370720189">
                <text:p>0.552538370720189</text:p>
              </table:table-cell>
              <table:table-cell office:value-type="float" office:value="0.551357733175915">
                <text:p>0.55135773317591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0.622195985832349">
                <text:p>0.622195985832349</text:p>
              </table:table-cell>
              <table:table-cell office:value-type="float" office:value="0.600944510035419">
                <text:p>0.600944510035419</text:p>
              </table:table-cell>
              <table:table-cell office:value-type="float" office:value="0.58913813459268">
                <text:p>0.58913813459268</text:p>
              </table:table-cell>
              <table:table-cell office:value-type="float" office:value="0.569067296340024">
                <text:p>0.569067296340024</text:p>
              </table:table-cell>
              <table:table-cell office:value-type="float" office:value="0.559622195985832">
                <text:p>0.55962219598583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0.599763872491145">
                <text:p>0.599763872491145</text:p>
              </table:table-cell>
              <table:table-cell office:value-type="float" office:value="0.580873671782763">
                <text:p>0.580873671782763</text:p>
              </table:table-cell>
              <table:table-cell office:value-type="float" office:value="0.565525383707202">
                <text:p>0.565525383707202</text:p>
              </table:table-cell>
              <table:table-cell office:value-type="float" office:value="0.551357733175915">
                <text:p>0.551357733175915</text:p>
              </table:table-cell>
              <table:table-cell office:value-type="float" office:value="0.545454545454545">
                <text:p>0.54545454545454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0.618654073199528">
                <text:p>0.618654073199528</text:p>
              </table:table-cell>
              <table:table-cell office:value-type="float" office:value="0.617473435655254">
                <text:p>0.617473435655254</text:p>
              </table:table-cell>
              <table:table-cell office:value-type="float" office:value="0.602125147579693">
                <text:p>0.602125147579693</text:p>
              </table:table-cell>
              <table:table-cell office:value-type="float" office:value="0.602125147579693">
                <text:p>0.602125147579693</text:p>
              </table:table-cell>
              <table:table-cell office:value-type="float" office:value="0.586776859504132">
                <text:p>0.58677685950413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0.623376623376623">
                <text:p>0.623376623376623</text:p>
              </table:table-cell>
              <table:table-cell office:value-type="float" office:value="0.602125147579693">
                <text:p>0.602125147579693</text:p>
              </table:table-cell>
              <table:table-cell office:value-type="float" office:value="0.593860684769776">
                <text:p>0.593860684769776</text:p>
              </table:table-cell>
              <table:table-cell office:value-type="float" office:value="0.580873671782763">
                <text:p>0.580873671782763</text:p>
              </table:table-cell>
              <table:table-cell office:value-type="float" office:value="0.554899645808737">
                <text:p>0.55489964580873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0.602125147579693">
                <text:p>0.602125147579693</text:p>
              </table:table-cell>
              <table:table-cell office:value-type="float" office:value="0.58323494687131">
                <text:p>0.58323494687131</text:p>
              </table:table-cell>
              <table:table-cell office:value-type="float" office:value="0.563164108618654">
                <text:p>0.563164108618654</text:p>
              </table:table-cell>
              <table:table-cell office:value-type="float" office:value="0.56198347107438">
                <text:p>0.56198347107438</text:p>
              </table:table-cell>
              <table:table-cell office:value-type="float" office:value="0.56198347107438">
                <text:p>0.5619834710743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0.596221959858324">
                <text:p>0.596221959858324</text:p>
              </table:table-cell>
              <table:table-cell office:value-type="float" office:value="0.56788665879575">
                <text:p>0.56788665879575</text:p>
              </table:table-cell>
              <table:table-cell office:value-type="float" office:value="0.565525383707202">
                <text:p>0.565525383707202</text:p>
              </table:table-cell>
              <table:table-cell office:value-type="float" office:value="0.564344746162928">
                <text:p>0.564344746162928</text:p>
              </table:table-cell>
              <table:table-cell office:value-type="float" office:value="0.53482880755608">
                <text:p>0.5348288075560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0.598583234946871">
                <text:p>0.598583234946871</text:p>
              </table:table-cell>
              <table:table-cell office:value-type="float" office:value="0.59504132231405">
                <text:p>0.59504132231405</text:p>
              </table:table-cell>
              <table:table-cell office:value-type="float" office:value="0.58913813459268">
                <text:p>0.58913813459268</text:p>
              </table:table-cell>
              <table:table-cell office:value-type="float" office:value="0.58323494687131">
                <text:p>0.58323494687131</text:p>
              </table:table-cell>
              <table:table-cell office:value-type="float" office:value="0.56788665879575">
                <text:p>0.5678866587957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0.600944510035419">
                <text:p>0.600944510035419</text:p>
              </table:table-cell>
              <table:table-cell office:value-type="float" office:value="0.599763872491145">
                <text:p>0.599763872491145</text:p>
              </table:table-cell>
              <table:table-cell office:value-type="float" office:value="0.596221959858324">
                <text:p>0.596221959858324</text:p>
              </table:table-cell>
              <table:table-cell office:value-type="float" office:value="0.578512396694215">
                <text:p>0.578512396694215</text:p>
              </table:table-cell>
              <table:table-cell office:value-type="float" office:value="0.56198347107438">
                <text:p>0.5619834710743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0.613931523022432">
                <text:p>0.613931523022432</text:p>
              </table:table-cell>
              <table:table-cell office:value-type="float" office:value="0.602125147579693">
                <text:p>0.602125147579693</text:p>
              </table:table-cell>
              <table:table-cell office:value-type="float" office:value="0.600944510035419">
                <text:p>0.600944510035419</text:p>
              </table:table-cell>
              <table:table-cell office:value-type="float" office:value="0.586776859504132">
                <text:p>0.586776859504132</text:p>
              </table:table-cell>
              <table:table-cell office:value-type="float" office:value="0.573789846517119">
                <text:p>0.57378984651711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0.599763872491145">
                <text:p>0.599763872491145</text:p>
              </table:table-cell>
              <table:table-cell office:value-type="float" office:value="0.584415584415584">
                <text:p>0.584415584415584</text:p>
              </table:table-cell>
              <table:table-cell office:value-type="float" office:value="0.579693034238489">
                <text:p>0.579693034238489</text:p>
              </table:table-cell>
              <table:table-cell office:value-type="float" office:value="0.557260920897285">
                <text:p>0.557260920897285</text:p>
              </table:table-cell>
              <table:table-cell office:value-type="float" office:value="0.556080283353011">
                <text:p>0.55608028335301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0.593860684769776">
                <text:p>0.593860684769776</text:p>
              </table:table-cell>
              <table:table-cell office:value-type="float" office:value="0.564344746162928">
                <text:p>0.564344746162928</text:p>
              </table:table-cell>
              <table:table-cell office:value-type="float" office:value="0.559622195985832">
                <text:p>0.559622195985832</text:p>
              </table:table-cell>
              <table:table-cell office:value-type="float" office:value="0.543093270365998">
                <text:p>0.543093270365998</text:p>
              </table:table-cell>
              <table:table-cell office:value-type="float" office:value="0.543093270365998">
                <text:p>0.54309327036599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0.606847697756789">
                <text:p>0.606847697756789</text:p>
              </table:table-cell>
              <table:table-cell office:value-type="float" office:value="0.600944510035419">
                <text:p>0.600944510035419</text:p>
              </table:table-cell>
              <table:table-cell office:value-type="float" office:value="0.573789846517119">
                <text:p>0.573789846517119</text:p>
              </table:table-cell>
              <table:table-cell office:value-type="float" office:value="0.573789846517119">
                <text:p>0.573789846517119</text:p>
              </table:table-cell>
              <table:table-cell office:value-type="float" office:value="0.565525383707202">
                <text:p>0.56552538370720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0.576151121605667">
                <text:p>0.576151121605667</text:p>
              </table:table-cell>
              <table:table-cell office:value-type="float" office:value="0.548996458087367">
                <text:p>0.548996458087367</text:p>
              </table:table-cell>
              <table:table-cell office:value-type="float" office:value="0.539551357733176">
                <text:p>0.539551357733176</text:p>
              </table:table-cell>
              <table:table-cell office:value-type="float" office:value="0.538370720188902">
                <text:p>0.538370720188902</text:p>
              </table:table-cell>
              <table:table-cell office:value-type="float" office:value="0.53482880755608">
                <text:p>0.5348288075560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0.56198347107438">
                <text:p>0.56198347107438</text:p>
              </table:table-cell>
              <table:table-cell office:value-type="float" office:value="0.559622195985832">
                <text:p>0.559622195985832</text:p>
              </table:table-cell>
              <table:table-cell office:value-type="float" office:value="0.556080283353011">
                <text:p>0.556080283353011</text:p>
              </table:table-cell>
              <table:table-cell office:value-type="float" office:value="0.550177095631641">
                <text:p>0.550177095631641</text:p>
              </table:table-cell>
              <table:table-cell office:value-type="float" office:value="0.54073199527745">
                <text:p>0.5407319952774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0.573789846517119">
                <text:p>0.573789846517119</text:p>
              </table:table-cell>
              <table:table-cell office:value-type="float" office:value="0.572609208972845">
                <text:p>0.572609208972845</text:p>
              </table:table-cell>
              <table:table-cell office:value-type="float" office:value="0.569067296340024">
                <text:p>0.569067296340024</text:p>
              </table:table-cell>
              <table:table-cell office:value-type="float" office:value="0.558441558441558">
                <text:p>0.558441558441558</text:p>
              </table:table-cell>
              <table:table-cell office:value-type="float" office:value="0.556080283353011">
                <text:p>0.55608028335301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0.564344746162928">
                <text:p>0.564344746162928</text:p>
              </table:table-cell>
              <table:table-cell office:value-type="float" office:value="0.554899645808737">
                <text:p>0.554899645808737</text:p>
              </table:table-cell>
              <table:table-cell office:value-type="float" office:value="0.548996458087367">
                <text:p>0.548996458087367</text:p>
              </table:table-cell>
              <table:table-cell office:value-type="float" office:value="0.545454545454545">
                <text:p>0.545454545454545</text:p>
              </table:table-cell>
              <table:table-cell office:value-type="float" office:value="0.543093270365998">
                <text:p>0.54309327036599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0.602125147579693">
                <text:p>0.602125147579693</text:p>
              </table:table-cell>
              <table:table-cell office:value-type="float" office:value="0.576151121605667">
                <text:p>0.576151121605667</text:p>
              </table:table-cell>
              <table:table-cell office:value-type="float" office:value="0.574970484061393">
                <text:p>0.574970484061393</text:p>
              </table:table-cell>
              <table:table-cell office:value-type="float" office:value="0.56788665879575">
                <text:p>0.56788665879575</text:p>
              </table:table-cell>
              <table:table-cell office:value-type="float" office:value="0.56788665879575">
                <text:p>0.5678866587957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0.599763872491145">
                <text:p>0.599763872491145</text:p>
              </table:table-cell>
              <table:table-cell office:value-type="float" office:value="0.572609208972845">
                <text:p>0.572609208972845</text:p>
              </table:table-cell>
              <table:table-cell office:value-type="float" office:value="0.547815820543093">
                <text:p>0.547815820543093</text:p>
              </table:table-cell>
              <table:table-cell office:value-type="float" office:value="0.545454545454545">
                <text:p>0.545454545454545</text:p>
              </table:table-cell>
              <table:table-cell office:value-type="float" office:value="0.54073199527745">
                <text:p>0.5407319952774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0.576151121605667">
                <text:p>0.576151121605667</text:p>
              </table:table-cell>
              <table:table-cell office:value-type="float" office:value="0.569067296340024">
                <text:p>0.569067296340024</text:p>
              </table:table-cell>
              <table:table-cell office:value-type="float" office:value="0.550177095631641">
                <text:p>0.550177095631641</text:p>
              </table:table-cell>
              <table:table-cell office:value-type="float" office:value="0.544273907910272">
                <text:p>0.544273907910272</text:p>
              </table:table-cell>
              <table:table-cell office:value-type="float" office:value="0.54073199527745">
                <text:p>0.5407319952774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0.611570247933884">
                <text:p>0.611570247933884</text:p>
              </table:table-cell>
              <table:table-cell office:value-type="float" office:value="0.606847697756789">
                <text:p>0.606847697756789</text:p>
              </table:table-cell>
              <table:table-cell office:value-type="float" office:value="0.56788665879575">
                <text:p>0.56788665879575</text:p>
              </table:table-cell>
              <table:table-cell office:value-type="float" office:value="0.560802833530106">
                <text:p>0.560802833530106</text:p>
              </table:table-cell>
              <table:table-cell office:value-type="float" office:value="0.552538370720189">
                <text:p>0.55253837072018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0.61038961038961">
                <text:p>0.61038961038961</text:p>
              </table:table-cell>
              <table:table-cell office:value-type="float" office:value="0.58913813459268">
                <text:p>0.58913813459268</text:p>
              </table:table-cell>
              <table:table-cell office:value-type="float" office:value="0.585596221959858">
                <text:p>0.585596221959858</text:p>
              </table:table-cell>
              <table:table-cell office:value-type="float" office:value="0.578512396694215">
                <text:p>0.578512396694215</text:p>
              </table:table-cell>
              <table:table-cell office:value-type="float" office:value="0.56788665879575">
                <text:p>0.5678866587957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0.606847697756789">
                <text:p>0.606847697756789</text:p>
              </table:table-cell>
              <table:table-cell office:value-type="float" office:value="0.584415584415584">
                <text:p>0.584415584415584</text:p>
              </table:table-cell>
              <table:table-cell office:value-type="float" office:value="0.548996458087367">
                <text:p>0.548996458087367</text:p>
              </table:table-cell>
              <table:table-cell office:value-type="float" office:value="0.539551357733176">
                <text:p>0.539551357733176</text:p>
              </table:table-cell>
              <table:table-cell office:value-type="float" office:value="0.532467532467532">
                <text:p>0.53246753246753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0.564344746162928">
                <text:p>0.564344746162928</text:p>
              </table:table-cell>
              <table:table-cell office:value-type="float" office:value="0.547815820543093">
                <text:p>0.547815820543093</text:p>
              </table:table-cell>
              <table:table-cell office:value-type="float" office:value="0.539551357733176">
                <text:p>0.539551357733176</text:p>
              </table:table-cell>
              <table:table-cell office:value-type="float" office:value="0.538370720188902">
                <text:p>0.538370720188902</text:p>
              </table:table-cell>
              <table:table-cell office:value-type="float" office:value="0.536009445100354">
                <text:p>0.53600944510035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0.608028335301063">
                <text:p>0.608028335301063</text:p>
              </table:table-cell>
              <table:table-cell office:value-type="float" office:value="0.580873671782763">
                <text:p>0.580873671782763</text:p>
              </table:table-cell>
              <table:table-cell office:value-type="float" office:value="0.557260920897285">
                <text:p>0.557260920897285</text:p>
              </table:table-cell>
              <table:table-cell office:value-type="float" office:value="0.541912632821724">
                <text:p>0.541912632821724</text:p>
              </table:table-cell>
              <table:table-cell office:value-type="float" office:value="0.537190082644628">
                <text:p>0.53719008264462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0.58913813459268">
                <text:p>0.58913813459268</text:p>
              </table:table-cell>
              <table:table-cell office:value-type="float" office:value="0.58323494687131">
                <text:p>0.58323494687131</text:p>
              </table:table-cell>
              <table:table-cell office:value-type="float" office:value="0.572609208972845">
                <text:p>0.572609208972845</text:p>
              </table:table-cell>
              <table:table-cell office:value-type="float" office:value="0.557260920897285">
                <text:p>0.557260920897285</text:p>
              </table:table-cell>
              <table:table-cell office:value-type="float" office:value="0.547815820543093">
                <text:p>0.54781582054309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0.59504132231405">
                <text:p>0.59504132231405</text:p>
              </table:table-cell>
              <table:table-cell office:value-type="float" office:value="0.592680047225502">
                <text:p>0.592680047225502</text:p>
              </table:table-cell>
              <table:table-cell office:value-type="float" office:value="0.58323494687131">
                <text:p>0.58323494687131</text:p>
              </table:table-cell>
              <table:table-cell office:value-type="float" office:value="0.582054309327037">
                <text:p>0.582054309327037</text:p>
              </table:table-cell>
              <table:table-cell office:value-type="float" office:value="0.547815820543093">
                <text:p>0.54781582054309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0.59504132231405">
                <text:p>0.59504132231405</text:p>
              </table:table-cell>
              <table:table-cell office:value-type="float" office:value="0.587957497048406">
                <text:p>0.587957497048406</text:p>
              </table:table-cell>
              <table:table-cell office:value-type="float" office:value="0.58323494687131">
                <text:p>0.58323494687131</text:p>
              </table:table-cell>
              <table:table-cell office:value-type="float" office:value="0.56198347107438">
                <text:p>0.56198347107438</text:p>
              </table:table-cell>
              <table:table-cell office:value-type="float" office:value="0.558441558441558">
                <text:p>0.55844155844155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0.641086186540732">
                <text:p>0.641086186540732</text:p>
              </table:table-cell>
              <table:table-cell office:value-type="float" office:value="0.586776859504132">
                <text:p>0.586776859504132</text:p>
              </table:table-cell>
              <table:table-cell office:value-type="float" office:value="0.574970484061393">
                <text:p>0.574970484061393</text:p>
              </table:table-cell>
              <table:table-cell office:value-type="float" office:value="0.572609208972845">
                <text:p>0.572609208972845</text:p>
              </table:table-cell>
              <table:table-cell office:value-type="float" office:value="0.552538370720189">
                <text:p>0.55253837072018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0.577331759149941">
                <text:p>0.577331759149941</text:p>
              </table:table-cell>
              <table:table-cell office:value-type="float" office:value="0.577331759149941">
                <text:p>0.577331759149941</text:p>
              </table:table-cell>
              <table:table-cell office:value-type="float" office:value="0.558441558441558">
                <text:p>0.558441558441558</text:p>
              </table:table-cell>
              <table:table-cell office:value-type="float" office:value="0.554899645808737">
                <text:p>0.554899645808737</text:p>
              </table:table-cell>
              <table:table-cell office:value-type="float" office:value="0.553719008264463">
                <text:p>0.55371900826446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0.611570247933884">
                <text:p>0.611570247933884</text:p>
              </table:table-cell>
              <table:table-cell office:value-type="float" office:value="0.593860684769776">
                <text:p>0.593860684769776</text:p>
              </table:table-cell>
              <table:table-cell office:value-type="float" office:value="0.58323494687131">
                <text:p>0.58323494687131</text:p>
              </table:table-cell>
              <table:table-cell office:value-type="float" office:value="0.569067296340024">
                <text:p>0.569067296340024</text:p>
              </table:table-cell>
              <table:table-cell office:value-type="float" office:value="0.557260920897285">
                <text:p>0.55726092089728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0.597402597402597">
                <text:p>0.597402597402597</text:p>
              </table:table-cell>
              <table:table-cell office:value-type="float" office:value="0.59504132231405">
                <text:p>0.59504132231405</text:p>
              </table:table-cell>
              <table:table-cell office:value-type="float" office:value="0.591499409681228">
                <text:p>0.591499409681228</text:p>
              </table:table-cell>
              <table:table-cell office:value-type="float" office:value="0.58913813459268">
                <text:p>0.58913813459268</text:p>
              </table:table-cell>
              <table:table-cell office:value-type="float" office:value="0.571428571428571">
                <text:p>0.57142857142857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0.61629279811098">
                <text:p>0.61629279811098</text:p>
              </table:table-cell>
              <table:table-cell office:value-type="float" office:value="0.615112160566706">
                <text:p>0.615112160566706</text:p>
              </table:table-cell>
              <table:table-cell office:value-type="float" office:value="0.612750885478158">
                <text:p>0.612750885478158</text:p>
              </table:table-cell>
              <table:table-cell office:value-type="float" office:value="0.609208972845337">
                <text:p>0.609208972845337</text:p>
              </table:table-cell>
              <table:table-cell office:value-type="float" office:value="0.608028335301063">
                <text:p>0.60802833530106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0.615112160566706">
                <text:p>0.615112160566706</text:p>
              </table:table-cell>
              <table:table-cell office:value-type="float" office:value="0.597402597402597">
                <text:p>0.597402597402597</text:p>
              </table:table-cell>
              <table:table-cell office:value-type="float" office:value="0.580873671782763">
                <text:p>0.580873671782763</text:p>
              </table:table-cell>
              <table:table-cell office:value-type="float" office:value="0.565525383707202">
                <text:p>0.565525383707202</text:p>
              </table:table-cell>
              <table:table-cell office:value-type="float" office:value="0.56198347107438">
                <text:p>0.5619834710743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0.591499409681228">
                <text:p>0.591499409681228</text:p>
              </table:table-cell>
              <table:table-cell office:value-type="float" office:value="0.569067296340024">
                <text:p>0.569067296340024</text:p>
              </table:table-cell>
              <table:table-cell office:value-type="float" office:value="0.566706021251476">
                <text:p>0.566706021251476</text:p>
              </table:table-cell>
              <table:table-cell office:value-type="float" office:value="0.558441558441558">
                <text:p>0.558441558441558</text:p>
              </table:table-cell>
              <table:table-cell office:value-type="float" office:value="0.557260920897285">
                <text:p>0.55726092089728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0.590318772136954">
                <text:p>0.590318772136954</text:p>
              </table:table-cell>
              <table:table-cell office:value-type="float" office:value="0.566706021251476">
                <text:p>0.566706021251476</text:p>
              </table:table-cell>
              <table:table-cell office:value-type="float" office:value="0.56198347107438">
                <text:p>0.56198347107438</text:p>
              </table:table-cell>
              <table:table-cell office:value-type="float" office:value="0.538370720188902">
                <text:p>0.538370720188902</text:p>
              </table:table-cell>
              <table:table-cell office:value-type="float" office:value="0.53482880755608">
                <text:p>0.5348288075560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0.624557260920897">
                <text:p>0.624557260920897</text:p>
              </table:table-cell>
              <table:table-cell office:value-type="float" office:value="0.598583234946871">
                <text:p>0.598583234946871</text:p>
              </table:table-cell>
              <table:table-cell office:value-type="float" office:value="0.580873671782763">
                <text:p>0.580873671782763</text:p>
              </table:table-cell>
              <table:table-cell office:value-type="float" office:value="0.566706021251476">
                <text:p>0.566706021251476</text:p>
              </table:table-cell>
              <table:table-cell office:value-type="float" office:value="0.560802833530106">
                <text:p>0.56080283353010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